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9.76mm" fo:break-before="auto" style:use-optimal-row-height="true"/>
    </style:style>
    <style:style style:name="ro4" style:family="table-row">
      <style:table-row-properties style:row-height="36.05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03.19mm" fo:break-before="auto" style:use-optimal-row-height="true"/>
    </style:style>
    <style:style style:name="ro7" style:family="table-row">
      <style:table-row-properties style:row-height="55.81mm" fo:break-before="auto" style:use-optimal-row-height="true"/>
    </style:style>
    <style:style style:name="ro8" style:family="table-row">
      <style:table-row-properties style:row-height="43.96mm" fo:break-before="auto" style:use-optimal-row-height="true"/>
    </style:style>
    <style:style style:name="ro9" style:family="table-row">
      <style:table-row-properties style:row-height="40.0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Net migration rate(migrant(s)/1,000 population) </text:p>
          </table:table-cell>
          <table:table-cell office:value-type="string" calcext:value-type="string">
            <text:p>migration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1">
          <table:table-cell table:style-name="ce3" office:value-type="string" calcext:value-type="string">
            <text:p><text:a xlink:href="file:///D:/cia-world-factbook/factbook-2011/geos/af.html" xlink:type="simple">Afghanistan</text:a> </text:p>
          </table:table-cell>
          <table:table-cell table:style-name="ce3" office:value-type="string" calcext:value-type="string">
            <text:p>3.31 migrant(s)/1,000 population (2011 est.) </text:p>
          </table:table-cell>
          <table:table-cell table:formula="of:=MID([.B3]; 1; FIND(&quot; &quot;; [.B3]))" office:value-type="string" office:string-value="3.31 " calcext:value-type="string">
            <text:p>3.3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 &quot;; [.B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l.html" xlink:type="simple">Albania</text:a> </text:p>
          </table:table-cell>
          <table:table-cell table:style-name="ce3" office:value-type="string" calcext:value-type="string">
            <text:p>-3.34 migrant(s)/1,000 population (2011 est.) </text:p>
          </table:table-cell>
          <table:table-cell table:formula="of:=MID([.B5]; 1; FIND(&quot; &quot;; [.B5]))" office:value-type="string" office:string-value="-3.34 " calcext:value-type="string">
            <text:p>-3.3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 &quot;; [.B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g.html" xlink:type="simple">Algeria</text:a> </text:p>
          </table:table-cell>
          <table:table-cell table:style-name="ce3" office:value-type="string" calcext:value-type="string">
            <text:p>-0.27 migrant(s)/1,000 population (2011 est.) </text:p>
          </table:table-cell>
          <table:table-cell table:formula="of:=MID([.B7]; 1; FIND(&quot; &quot;; [.B7]))" office:value-type="string" office:string-value="-0.27 " calcext:value-type="string">
            <text:p>-0.2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 &quot;; [.B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q.html" xlink:type="simple">American Samoa</text:a> </text:p>
          </table:table-cell>
          <table:table-cell table:style-name="ce3" office:value-type="string" calcext:value-type="string">
            <text:p>-6.63 migrant(s)/1,000 population (2011 est.) </text:p>
          </table:table-cell>
          <table:table-cell table:formula="of:=MID([.B9]; 1; FIND(&quot; &quot;; [.B9]))" office:value-type="string" office:string-value="-6.63 " calcext:value-type="string">
            <text:p>-6.6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 &quot;; [.B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n.html" xlink:type="simple">Andorr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11]; 1; FIND(&quot; &quot;; [.B1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 &quot;; [.B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o.html" xlink:type="simple">Angola</text:a> </text:p>
          </table:table-cell>
          <table:table-cell table:style-name="ce3" office:value-type="string" calcext:value-type="string">
            <text:p>0.82 migrant(s)/1,000 population (2011 est.) </text:p>
          </table:table-cell>
          <table:table-cell table:formula="of:=MID([.B13]; 1; FIND(&quot; &quot;; [.B13]))" office:value-type="string" office:string-value="0.82 " calcext:value-type="string">
            <text:p>0.8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 &quot;; [.B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v.html" xlink:type="simple">Anguilla</text:a> </text:p>
          </table:table-cell>
          <table:table-cell table:style-name="ce3" office:value-type="string" calcext:value-type="string">
            <text:p>13.25 migrant(s)/1,000 population (2011 est.) </text:p>
          </table:table-cell>
          <table:table-cell table:formula="of:=MID([.B15]; 1; FIND(&quot; &quot;; [.B15]))" office:value-type="string" office:string-value="13.25 " calcext:value-type="string">
            <text:p>13.2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 &quot;; [.B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c.html" xlink:type="simple">Antigua and Barbuda</text:a> </text:p>
          </table:table-cell>
          <table:table-cell table:style-name="ce3" office:value-type="string" calcext:value-type="string">
            <text:p>2.32 migrant(s)/1,000 population (2011 est.) </text:p>
          </table:table-cell>
          <table:table-cell table:formula="of:=MID([.B17]; 1; FIND(&quot; &quot;; [.B17]))" office:value-type="string" office:string-value="2.32 " calcext:value-type="string">
            <text:p>2.3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 &quot;; [.B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r.html" xlink:type="simple">Argentin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19]; 1; FIND(&quot; &quot;; [.B1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 &quot;; [.B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m.html" xlink:type="simple">Armenia</text:a> </text:p>
          </table:table-cell>
          <table:table-cell table:style-name="ce3" office:value-type="string" calcext:value-type="string">
            <text:p>-3.76 migrant(s)/1,000 population (2011 est.) </text:p>
          </table:table-cell>
          <table:table-cell table:formula="of:=MID([.B21]; 1; FIND(&quot; &quot;; [.B21]))" office:value-type="string" office:string-value="-3.76 " calcext:value-type="string">
            <text:p>-3.7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 &quot;; [.B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a.html" xlink:type="simple">Aruba</text:a> </text:p>
          </table:table-cell>
          <table:table-cell table:style-name="ce3" office:value-type="string" calcext:value-type="string">
            <text:p>9.42 migrant(s)/1,000 population (2011 est.) </text:p>
          </table:table-cell>
          <table:table-cell table:formula="of:=MID([.B23]; 1; FIND(&quot; &quot;; [.B23]))" office:value-type="string" office:string-value="9.42 " calcext:value-type="string">
            <text:p>9.4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 &quot;; [.B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s.html" xlink:type="simple">Australia</text:a> </text:p>
          </table:table-cell>
          <table:table-cell table:style-name="ce3" office:value-type="string" calcext:value-type="string">
            <text:p>6.03 migrant(s)/1,000 population (2011 est.) </text:p>
          </table:table-cell>
          <table:table-cell table:formula="of:=MID([.B25]; 1; FIND(&quot; &quot;; [.B25]))" office:value-type="string" office:string-value="6.03 " calcext:value-type="string">
            <text:p>6.0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 &quot;; [.B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u.html" xlink:type="simple">Austria</text:a> </text:p>
          </table:table-cell>
          <table:table-cell table:style-name="ce3" office:value-type="string" calcext:value-type="string">
            <text:p>1.81 migrant(s)/1,000 population (2011 est.) </text:p>
          </table:table-cell>
          <table:table-cell table:formula="of:=MID([.B27]; 1; FIND(&quot; &quot;; [.B27]))" office:value-type="string" office:string-value="1.81 " calcext:value-type="string">
            <text:p>1.8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 &quot;; [.B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j.html" xlink:type="simple">Azerbaijan</text:a> </text:p>
          </table:table-cell>
          <table:table-cell table:style-name="ce3" office:value-type="string" calcext:value-type="string">
            <text:p>-1.14 migrant(s)/1,000 population (2011 est.) </text:p>
          </table:table-cell>
          <table:table-cell table:formula="of:=MID([.B29]; 1; FIND(&quot; &quot;; [.B29]))" office:value-type="string" office:string-value="-1.14 " calcext:value-type="string">
            <text:p>-1.1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 &quot;; [.B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f.html" xlink:type="simple">Bahamas, The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31]; 1; FIND(&quot; &quot;; [.B3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 &quot;; [.B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a.html" xlink:type="simple">Bahrain</text:a> </text:p>
          </table:table-cell>
          <table:table-cell table:style-name="ce3" office:value-type="string" calcext:value-type="string">
            <text:p>16.1 migrant(s)/1,000 population (2011 est.) </text:p>
          </table:table-cell>
          <table:table-cell table:formula="of:=MID([.B33]; 1; FIND(&quot; &quot;; [.B33]))" office:value-type="string" office:string-value="16.1 " calcext:value-type="string">
            <text:p>16.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 &quot;; [.B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g.html" xlink:type="simple">Bangladesh</text:a> </text:p>
          </table:table-cell>
          <table:table-cell table:style-name="ce3" office:value-type="string" calcext:value-type="string">
            <text:p>-1.57 migrant(s)/1,000 population (2011 est.) </text:p>
          </table:table-cell>
          <table:table-cell table:formula="of:=MID([.B35]; 1; FIND(&quot; &quot;; [.B35]))" office:value-type="string" office:string-value="-1.57 " calcext:value-type="string">
            <text:p>-1.5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 &quot;; [.B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b.html" xlink:type="simple">Barbados</text:a> </text:p>
          </table:table-cell>
          <table:table-cell table:style-name="ce3" office:value-type="string" calcext:value-type="string">
            <text:p>-0.3 migrant(s)/1,000 population (2011 est.) </text:p>
          </table:table-cell>
          <table:table-cell table:formula="of:=MID([.B37]; 1; FIND(&quot; &quot;; [.B37]))" office:value-type="string" office:string-value="-0.3 " calcext:value-type="string">
            <text:p>-0.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 &quot;; [.B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o.html" xlink:type="simple">Belarus</text:a> </text:p>
          </table:table-cell>
          <table:table-cell table:style-name="ce3" office:value-type="string" calcext:value-type="string">
            <text:p>0.38 migrant(s)/1,000 population (2011 est.) </text:p>
          </table:table-cell>
          <table:table-cell table:formula="of:=MID([.B39]; 1; FIND(&quot; &quot;; [.B39]))" office:value-type="string" office:string-value="0.38 " calcext:value-type="string">
            <text:p>0.3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 &quot;; [.B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e.html" xlink:type="simple">Belgium</text:a> </text:p>
          </table:table-cell>
          <table:table-cell table:style-name="ce3" office:value-type="string" calcext:value-type="string">
            <text:p>1.22 migrant(s)/1,000 population (2011 est.) </text:p>
          </table:table-cell>
          <table:table-cell table:formula="of:=MID([.B41]; 1; FIND(&quot; &quot;; [.B41]))" office:value-type="string" office:string-value="1.22 " calcext:value-type="string">
            <text:p>1.2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 &quot;; [.B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h.html" xlink:type="simple">Belize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43]; 1; FIND(&quot; &quot;; [.B43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 &quot;; [.B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n.html" xlink:type="simple">Benin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45]; 1; FIND(&quot; &quot;; [.B4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 &quot;; [.B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d.html" xlink:type="simple">Bermuda</text:a> </text:p>
          </table:table-cell>
          <table:table-cell table:style-name="ce3" office:value-type="string" calcext:value-type="string">
            <text:p>2.1 migrant(s)/1,000 population (2011 est.) </text:p>
          </table:table-cell>
          <table:table-cell table:formula="of:=MID([.B47]; 1; FIND(&quot; &quot;; [.B47]))" office:value-type="string" office:string-value="2.1 " calcext:value-type="string">
            <text:p>2.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 &quot;; [.B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t.html" xlink:type="simple">Bhutan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49]; 1; FIND(&quot; &quot;; [.B4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 &quot;; [.B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l.html" xlink:type="simple">Bolivia</text:a> </text:p>
          </table:table-cell>
          <table:table-cell table:style-name="ce3" office:value-type="string" calcext:value-type="string">
            <text:p>-0.92 migrant(s)/1,000 population (2011 est.) </text:p>
          </table:table-cell>
          <table:table-cell table:formula="of:=MID([.B51]; 1; FIND(&quot; &quot;; [.B51]))" office:value-type="string" office:string-value="-0.92 " calcext:value-type="string">
            <text:p>-0.9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 &quot;; [.B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k.html" xlink:type="simple">Bosnia and Herzegovin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53]; 1; FIND(&quot; &quot;; [.B53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 &quot;; [.B54])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bc.html" xlink:type="simple">Botswana</text:a> </text:p>
          </table:table-cell>
          <table:table-cell table:style-name="ce3" office:value-type="string" calcext:value-type="string">
            <text:p>4.82 migrant(s)/1,000 population </text:p>
            <text:p>note: there is an increasing flow of Zimbabweans into South Africa and Botswana in search of better economic opportunities (2011 est.) </text:p>
          </table:table-cell>
          <table:table-cell table:formula="of:=MID([.B55]; 1; FIND(&quot; &quot;; [.B55]))" office:value-type="string" office:string-value="4.82 " calcext:value-type="string">
            <text:p>4.8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 &quot;; [.B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r.html" xlink:type="simple">Brazil</text:a> </text:p>
          </table:table-cell>
          <table:table-cell table:style-name="ce3" office:value-type="string" calcext:value-type="string">
            <text:p>-0.09 migrant(s)/1,000 population (2011 est.) </text:p>
          </table:table-cell>
          <table:table-cell table:formula="of:=MID([.B57]; 1; FIND(&quot; &quot;; [.B57]))" office:value-type="string" office:string-value="-0.09 " calcext:value-type="string">
            <text:p>-0.0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 &quot;; [.B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vi.html" xlink:type="simple">British Virgin Islands</text:a> </text:p>
          </table:table-cell>
          <table:table-cell table:style-name="ce3" office:value-type="string" calcext:value-type="string">
            <text:p>7.41 migrant(s)/1,000 population (2011 est.) </text:p>
          </table:table-cell>
          <table:table-cell table:formula="of:=MID([.B59]; 1; FIND(&quot; &quot;; [.B59]))" office:value-type="string" office:string-value="7.41 " calcext:value-type="string">
            <text:p>7.4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 &quot;; [.B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x.html" xlink:type="simple">Brunei</text:a> </text:p>
          </table:table-cell>
          <table:table-cell table:style-name="ce3" office:value-type="string" calcext:value-type="string">
            <text:p>2.6 migrant(s)/1,000 population (2011 est.) </text:p>
          </table:table-cell>
          <table:table-cell table:formula="of:=MID([.B61]; 1; FIND(&quot; &quot;; [.B61]))" office:value-type="string" office:string-value="2.6 " calcext:value-type="string">
            <text:p>2.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 &quot;; [.B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u.html" xlink:type="simple">Bulgaria</text:a> </text:p>
          </table:table-cell>
          <table:table-cell table:style-name="ce3" office:value-type="string" calcext:value-type="string">
            <text:p>-2.82 migrant(s)/1,000 population (2011 est.) </text:p>
          </table:table-cell>
          <table:table-cell table:formula="of:=MID([.B63]; 1; FIND(&quot; &quot;; [.B63]))" office:value-type="string" office:string-value="-2.82 " calcext:value-type="string">
            <text:p>-2.8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 &quot;; [.B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uv.html" xlink:type="simple">Burkina Faso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65]; 1; FIND(&quot; &quot;; [.B6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 &quot;; [.B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m.html" xlink:type="simple">Burma</text:a> </text:p>
          </table:table-cell>
          <table:table-cell table:style-name="ce3" office:value-type="string" calcext:value-type="string">
            <text:p>-0.31 migrant(s)/1,000 population (2011 est.) </text:p>
          </table:table-cell>
          <table:table-cell table:formula="of:=MID([.B67]; 1; FIND(&quot; &quot;; [.B67]))" office:value-type="string" office:string-value="-0.31 " calcext:value-type="string">
            <text:p>-0.3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 &quot;; [.B6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y.html" xlink:type="simple">Burundi</text:a> </text:p>
          </table:table-cell>
          <table:table-cell table:style-name="ce3" office:value-type="string" calcext:value-type="string">
            <text:p>3.22 migrant(s)/1,000 population (2011 est.) </text:p>
          </table:table-cell>
          <table:table-cell table:formula="of:=MID([.B69]; 1; FIND(&quot; &quot;; [.B69]))" office:value-type="string" office:string-value="3.22 " calcext:value-type="string">
            <text:p>3.2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 &quot;; [.B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b.html" xlink:type="simple">Cambodia</text:a> </text:p>
          </table:table-cell>
          <table:table-cell table:style-name="ce3" office:value-type="string" calcext:value-type="string">
            <text:p>-0.34 migrant(s)/1,000 population (2011 est.) </text:p>
          </table:table-cell>
          <table:table-cell table:formula="of:=MID([.B71]; 1; FIND(&quot; &quot;; [.B71]))" office:value-type="string" office:string-value="-0.34 " calcext:value-type="string">
            <text:p>-0.3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 &quot;; [.B7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m.html" xlink:type="simple">Cameroon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73]; 1; FIND(&quot; &quot;; [.B73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 &quot;; [.B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a.html" xlink:type="simple">Canada</text:a> </text:p>
          </table:table-cell>
          <table:table-cell table:style-name="ce3" office:value-type="string" calcext:value-type="string">
            <text:p>5.65 migrant(s)/1,000 population (2011 est.) </text:p>
          </table:table-cell>
          <table:table-cell table:formula="of:=MID([.B75]; 1; FIND(&quot; &quot;; [.B75]))" office:value-type="string" office:string-value="5.65 " calcext:value-type="string">
            <text:p>5.6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 &quot;; [.B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v.html" xlink:type="simple">Cape Verde</text:a> </text:p>
          </table:table-cell>
          <table:table-cell table:style-name="ce3" office:value-type="string" calcext:value-type="string">
            <text:p>-0.66 migrant(s)/1,000 population (2011 est.) </text:p>
          </table:table-cell>
          <table:table-cell table:formula="of:=MID([.B77]; 1; FIND(&quot; &quot;; [.B77]))" office:value-type="string" office:string-value="-0.66 " calcext:value-type="string">
            <text:p>-0.6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 &quot;; [.B78])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1/geos/cj.html" xlink:type="simple">Cayman Islands</text:a> </text:p>
          </table:table-cell>
          <table:table-cell table:style-name="ce3" office:value-type="string" calcext:value-type="string">
            <text:p>15.72 migrant(s)/1,000 population </text:p>
            <text:p>note: major destination for Cubans trying to migrate to the US (2011 est.) </text:p>
          </table:table-cell>
          <table:table-cell table:formula="of:=MID([.B79]; 1; FIND(&quot; &quot;; [.B79]))" office:value-type="string" office:string-value="15.72 " calcext:value-type="string">
            <text:p>15.7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 &quot;; [.B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t.html" xlink:type="simple">Central African Republic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81]; 1; FIND(&quot; &quot;; [.B8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 &quot;; [.B8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d.html" xlink:type="simple">Chad</text:a> </text:p>
          </table:table-cell>
          <table:table-cell table:style-name="ce3" office:value-type="string" calcext:value-type="string">
            <text:p>-3.84 migrant(s)/1,000 population (2011 est.) </text:p>
          </table:table-cell>
          <table:table-cell table:formula="of:=MID([.B83]; 1; FIND(&quot; &quot;; [.B83]))" office:value-type="string" office:string-value="-3.84 " calcext:value-type="string">
            <text:p>-3.8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 &quot;; [.B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i.html" xlink:type="simple">Chile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85]; 1; FIND(&quot; &quot;; [.B8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 &quot;; [.B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h.html" xlink:type="simple">China</text:a> </text:p>
          </table:table-cell>
          <table:table-cell table:style-name="ce3" office:value-type="string" calcext:value-type="string">
            <text:p>-0.33 migrant(s)/1,000 population (2011 est.) </text:p>
          </table:table-cell>
          <table:table-cell table:formula="of:=MID([.B87]; 1; FIND(&quot; &quot;; [.B87]))" office:value-type="string" office:string-value="-0.33 " calcext:value-type="string">
            <text:p>-0.3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 &quot;; [.B88])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kt.html" xlink:type="simple">Christmas Island</text:a> </text:p>
          </table:table-cell>
          <table:table-cell table:style-name="ce3" office:value-type="string" calcext:value-type="string">
            <text:p>NA </text:p>
          </table:table-cell>
          <table:table-cell table:formula="of:=MID([.B89]; 1; FIND(&quot; &quot;; [.B89])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 &quot;; [.B90])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ck.html" xlink:type="simple">Cocos (Keeling)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91]; 1; FIND(&quot; &quot;; [.B91])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 &quot;; [.B9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o.html" xlink:type="simple">Colombia</text:a> </text:p>
          </table:table-cell>
          <table:table-cell table:style-name="ce3" office:value-type="string" calcext:value-type="string">
            <text:p>-0.67 migrant(s)/1,000 population (2011 est.) </text:p>
          </table:table-cell>
          <table:table-cell table:formula="of:=MID([.B93]; 1; FIND(&quot; &quot;; [.B93]))" office:value-type="string" office:string-value="-0.67 " calcext:value-type="string">
            <text:p>-0.6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 &quot;; [.B9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n.html" xlink:type="simple">Comoros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95]; 1; FIND(&quot; &quot;; [.B9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 &quot;; [.B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g.html" xlink:type="simple">Congo, Democratic Republic of the</text:a> </text:p>
          </table:table-cell>
          <table:table-cell table:style-name="ce3" office:value-type="string" calcext:value-type="string">
            <text:p>-0.54 migrant(s)/1,000 population (2011 est.) </text:p>
          </table:table-cell>
          <table:table-cell table:formula="of:=MID([.B97]; 1; FIND(&quot; &quot;; [.B97]))" office:value-type="string" office:string-value="-0.54 " calcext:value-type="string">
            <text:p>-0.5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 &quot;; [.B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f.html" xlink:type="simple">Congo, Republic of the</text:a> </text:p>
          </table:table-cell>
          <table:table-cell table:style-name="ce3" office:value-type="string" calcext:value-type="string">
            <text:p>-0.71 migrant(s)/1,000 population (2011 est.) </text:p>
          </table:table-cell>
          <table:table-cell table:formula="of:=MID([.B99]; 1; FIND(&quot; &quot;; [.B99]))" office:value-type="string" office:string-value="-0.71 " calcext:value-type="string">
            <text:p>-0.7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 &quot;; [.B1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s.html" xlink:type="simple">Costa Rica</text:a> </text:p>
          </table:table-cell>
          <table:table-cell table:style-name="ce3" office:value-type="string" calcext:value-type="string">
            <text:p>0.87 migrant(s)/1,000 population (2011 est.) </text:p>
          </table:table-cell>
          <table:table-cell table:formula="of:=MID([.B101]; 1; FIND(&quot; &quot;; [.B101]))" office:value-type="string" office:string-value="0.87 " calcext:value-type="string">
            <text:p>0.8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 &quot;; [.B1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iv.html" xlink:type="simple">Cote d'Ivoire</text:a> </text:p>
          </table:table-cell>
          <table:table-cell table:style-name="ce3" office:value-type="string" calcext:value-type="string">
            <text:p>0 migrant(s)/1,000 population NA (2011 est.) </text:p>
          </table:table-cell>
          <table:table-cell table:formula="of:=MID([.B103]; 1; FIND(&quot; &quot;; [.B103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 &quot;; [.B10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hr.html" xlink:type="simple">Croatia</text:a> </text:p>
          </table:table-cell>
          <table:table-cell table:style-name="ce3" office:value-type="string" calcext:value-type="string">
            <text:p>1.55 migrant(s)/1,000 population (2011 est.) </text:p>
          </table:table-cell>
          <table:table-cell table:formula="of:=MID([.B105]; 1; FIND(&quot; &quot;; [.B105]))" office:value-type="string" office:string-value="1.55 " calcext:value-type="string">
            <text:p>1.5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 &quot;; [.B10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u.html" xlink:type="simple">Cuba</text:a> </text:p>
          </table:table-cell>
          <table:table-cell table:style-name="ce3" office:value-type="string" calcext:value-type="string">
            <text:p>-3.56 migrant(s)/1,000 population (2011 est.) </text:p>
          </table:table-cell>
          <table:table-cell table:formula="of:=MID([.B107]; 1; FIND(&quot; &quot;; [.B107]))" office:value-type="string" office:string-value="-3.56 " calcext:value-type="string">
            <text:p>-3.5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 &quot;; [.B1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c.html" xlink:type="simple">Curacao</text:a> </text:p>
          </table:table-cell>
          <table:table-cell table:style-name="ce3" office:value-type="string" calcext:value-type="string">
            <text:p>1.27 migrant(s)/1,000 population (2008) </text:p>
          </table:table-cell>
          <table:table-cell table:formula="of:=MID([.B109]; 1; FIND(&quot; &quot;; [.B109]))" office:value-type="string" office:string-value="1.27 " calcext:value-type="string">
            <text:p>1.2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 &quot;; [.B1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y.html" xlink:type="simple">Cyprus</text:a> </text:p>
          </table:table-cell>
          <table:table-cell table:style-name="ce3" office:value-type="string" calcext:value-type="string">
            <text:p>11.21 migrant(s)/1,000 population (2011 est.) </text:p>
          </table:table-cell>
          <table:table-cell table:formula="of:=MID([.B111]; 1; FIND(&quot; &quot;; [.B111]))" office:value-type="string" office:string-value="11.21 " calcext:value-type="string">
            <text:p>11.2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 &quot;; [.B1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ez.html" xlink:type="simple">Czech Republic</text:a> </text:p>
          </table:table-cell>
          <table:table-cell table:style-name="ce3" office:value-type="string" calcext:value-type="string">
            <text:p>0.97 migrant(s)/1,000 population (2011 est.) </text:p>
          </table:table-cell>
          <table:table-cell table:formula="of:=MID([.B113]; 1; FIND(&quot; &quot;; [.B113]))" office:value-type="string" office:string-value="0.97 " calcext:value-type="string">
            <text:p>0.9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 &quot;; [.B1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da.html" xlink:type="simple">Denmark</text:a> </text:p>
          </table:table-cell>
          <table:table-cell table:style-name="ce3" office:value-type="string" calcext:value-type="string">
            <text:p>2.41 migrant(s)/1,000 population (2011 est.) </text:p>
          </table:table-cell>
          <table:table-cell table:formula="of:=MID([.B115]; 1; FIND(&quot; &quot;; [.B115]))" office:value-type="string" office:string-value="2.41 " calcext:value-type="string">
            <text:p>2.4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 &quot;; [.B1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dj.html" xlink:type="simple">Djibouti</text:a> </text:p>
          </table:table-cell>
          <table:table-cell table:style-name="ce3" office:value-type="string" calcext:value-type="string">
            <text:p>5.33 migrant(s)/1,000 population (2011 est.) </text:p>
          </table:table-cell>
          <table:table-cell table:formula="of:=MID([.B117]; 1; FIND(&quot; &quot;; [.B117]))" office:value-type="string" office:string-value="5.33 " calcext:value-type="string">
            <text:p>5.3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 &quot;; [.B1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do.html" xlink:type="simple">Dominica</text:a> </text:p>
          </table:table-cell>
          <table:table-cell table:style-name="ce3" office:value-type="string" calcext:value-type="string">
            <text:p>-5.43 migrant(s)/1,000 population (2011 est.) </text:p>
          </table:table-cell>
          <table:table-cell table:formula="of:=MID([.B119]; 1; FIND(&quot; &quot;; [.B119]))" office:value-type="string" office:string-value="-5.43 " calcext:value-type="string">
            <text:p>-5.4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 &quot;; [.B1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dr.html" xlink:type="simple">Dominican Republic</text:a> </text:p>
          </table:table-cell>
          <table:table-cell table:style-name="ce3" office:value-type="string" calcext:value-type="string">
            <text:p>-2.01 migrant(s)/1,000 population (2011 est.) </text:p>
          </table:table-cell>
          <table:table-cell table:formula="of:=MID([.B121]; 1; FIND(&quot; &quot;; [.B121]))" office:value-type="string" office:string-value="-2.01 " calcext:value-type="string">
            <text:p>-2.0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 &quot;; [.B1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ec.html" xlink:type="simple">Ecuador</text:a> </text:p>
          </table:table-cell>
          <table:table-cell table:style-name="ce3" office:value-type="string" calcext:value-type="string">
            <text:p>-0.52 migrant(s)/1,000 population (2011 est.) </text:p>
          </table:table-cell>
          <table:table-cell table:formula="of:=MID([.B123]; 1; FIND(&quot; &quot;; [.B123]))" office:value-type="string" office:string-value="-0.52 " calcext:value-type="string">
            <text:p>-0.5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 &quot;; [.B1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eg.html" xlink:type="simple">Egypt</text:a> </text:p>
          </table:table-cell>
          <table:table-cell table:style-name="ce3" office:value-type="string" calcext:value-type="string">
            <text:p>-0.21 migrant(s)/1,000 population (2011 est.) </text:p>
          </table:table-cell>
          <table:table-cell table:formula="of:=MID([.B125]; 1; FIND(&quot; &quot;; [.B125]))" office:value-type="string" office:string-value="-0.21 " calcext:value-type="string">
            <text:p>-0.2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 &quot;; [.B1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es.html" xlink:type="simple">El Salvador</text:a> </text:p>
          </table:table-cell>
          <table:table-cell table:style-name="ce3" office:value-type="string" calcext:value-type="string">
            <text:p>-8.95 migrant(s)/1,000 population (2011 est.) </text:p>
          </table:table-cell>
          <table:table-cell table:formula="of:=MID([.B127]; 1; FIND(&quot; &quot;; [.B127]))" office:value-type="string" office:string-value="-8.95 " calcext:value-type="string">
            <text:p>-8.9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 &quot;; [.B1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ek.html" xlink:type="simple">Equatorial Guine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129]; 1; FIND(&quot; &quot;; [.B12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 &quot;; [.B1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er.html" xlink:type="simple">Eritre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131]; 1; FIND(&quot; &quot;; [.B13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 &quot;; [.B1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en.html" xlink:type="simple">Estonia</text:a> </text:p>
          </table:table-cell>
          <table:table-cell table:style-name="ce3" office:value-type="string" calcext:value-type="string">
            <text:p>-3.31 migrant(s)/1,000 population (2011 est.) </text:p>
          </table:table-cell>
          <table:table-cell table:formula="of:=MID([.B133]; 1; FIND(&quot; &quot;; [.B133]))" office:value-type="string" office:string-value="-3.31 " calcext:value-type="string">
            <text:p>-3.3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 &quot;; [.B134]))" office:value-type="string" office:string-value="" calcext:value-type="error">
            <text:p>#VALUE!</text:p>
          </table:table-cell>
        </table:table-row>
        <table:table-row table:style-name="ro6">
          <table:table-cell table:style-name="ce3" office:value-type="string" calcext:value-type="string">
            <text:p><text:a xlink:href="file:///D:/cia-world-factbook/factbook-2011/geos/et.html" xlink:type="simple">Ethiopia</text:a> </text:p>
          </table:table-cell>
          <table:table-cell table:style-name="ce3" office:value-type="string" calcext:value-type="string">
            <text:p>-0.01 migrant(s)/1,000 population </text:p>
            <text:p>note: repatriation of Ethiopian refugees residing in Sudan is expected to continue for several years; some Sudanese, Somali, and Eritrean refugees, who fled to Ethiopia from the fighting or famine in their own countries, continue to return to their homes (2011 est.) </text:p>
          </table:table-cell>
          <table:table-cell table:formula="of:=MID([.B135]; 1; FIND(&quot; &quot;; [.B135]))" office:value-type="string" office:string-value="-0.01 " calcext:value-type="string">
            <text:p>-0.0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 &quot;; [.B1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ee.html" xlink:type="simple">European Union</text:a> </text:p>
          </table:table-cell>
          <table:table-cell table:style-name="ce3" office:value-type="string" calcext:value-type="string">
            <text:p>1.48 migrant(s)/1,000 population (2010 est.) </text:p>
          </table:table-cell>
          <table:table-cell table:formula="of:=MID([.B137]; 1; FIND(&quot; &quot;; [.B137]))" office:value-type="string" office:string-value="1.48 " calcext:value-type="string">
            <text:p>1.4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 &quot;; [.B138])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fk.html" xlink:type="simple">Falkland Islands (Islas Malvinas)</text:a> </text:p>
          </table:table-cell>
          <table:table-cell table:style-name="ce3" office:value-type="string" calcext:value-type="string">
            <text:p>NA </text:p>
          </table:table-cell>
          <table:table-cell table:formula="of:=MID([.B139]; 1; FIND(&quot; &quot;; [.B139])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 &quot;; [.B1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fo.html" xlink:type="simple">Faroe Islands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141]; 1; FIND(&quot; &quot;; [.B14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 &quot;; [.B1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fj.html" xlink:type="simple">Fiji</text:a> </text:p>
          </table:table-cell>
          <table:table-cell table:style-name="ce3" office:value-type="string" calcext:value-type="string">
            <text:p>-7.24 migrant(s)/1,000 population (2011 est.) </text:p>
          </table:table-cell>
          <table:table-cell table:formula="of:=MID([.B143]; 1; FIND(&quot; &quot;; [.B143]))" office:value-type="string" office:string-value="-7.24 " calcext:value-type="string">
            <text:p>-7.2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 &quot;; [.B1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fi.html" xlink:type="simple">Finland</text:a> </text:p>
          </table:table-cell>
          <table:table-cell table:style-name="ce3" office:value-type="string" calcext:value-type="string">
            <text:p>0.62 migrant(s)/1,000 population (2011 est.) </text:p>
          </table:table-cell>
          <table:table-cell table:formula="of:=MID([.B145]; 1; FIND(&quot; &quot;; [.B145]))" office:value-type="string" office:string-value="0.62 " calcext:value-type="string">
            <text:p>0.6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 &quot;; [.B1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fr.html" xlink:type="simple">France</text:a> </text:p>
          </table:table-cell>
          <table:table-cell table:style-name="ce3" office:value-type="string" calcext:value-type="string">
            <text:p>1.46 migrant(s)/1,000 population (2011 est.) </text:p>
          </table:table-cell>
          <table:table-cell table:formula="of:=MID([.B147]; 1; FIND(&quot; &quot;; [.B147]))" office:value-type="string" office:string-value="1.46 " calcext:value-type="string">
            <text:p>1.4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 &quot;; [.B1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fp.html" xlink:type="simple">French Polynesia</text:a> </text:p>
          </table:table-cell>
          <table:table-cell table:style-name="ce3" office:value-type="string" calcext:value-type="string">
            <text:p>2.65 migrant(s)/1,000 population (2011 est.) </text:p>
          </table:table-cell>
          <table:table-cell table:formula="of:=MID([.B149]; 1; FIND(&quot; &quot;; [.B149]))" office:value-type="string" office:string-value="2.65 " calcext:value-type="string">
            <text:p>2.6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 &quot;; [.B1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b.html" xlink:type="simple">Gabon</text:a> </text:p>
          </table:table-cell>
          <table:table-cell table:style-name="ce3" office:value-type="string" calcext:value-type="string">
            <text:p>-2.2 migrant(s)/1,000 population (2011 est.) </text:p>
          </table:table-cell>
          <table:table-cell table:formula="of:=MID([.B151]; 1; FIND(&quot; &quot;; [.B151]))" office:value-type="string" office:string-value="-2.2 " calcext:value-type="string">
            <text:p>-2.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 &quot;; [.B1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a.html" xlink:type="simple">Gambia, The</text:a> </text:p>
          </table:table-cell>
          <table:table-cell table:style-name="ce3" office:value-type="string" calcext:value-type="string">
            <text:p>-2.58 migrant(s)/1,000 population (2011 est.) </text:p>
          </table:table-cell>
          <table:table-cell table:formula="of:=MID([.B153]; 1; FIND(&quot; &quot;; [.B153]))" office:value-type="string" office:string-value="-2.58 " calcext:value-type="string">
            <text:p>-2.5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 &quot;; [.B1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z.html" xlink:type="simple">Gaza Strip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155]; 1; FIND(&quot; &quot;; [.B15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 &quot;; [.B1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g.html" xlink:type="simple">Georgia</text:a> </text:p>
          </table:table-cell>
          <table:table-cell table:style-name="ce3" office:value-type="string" calcext:value-type="string">
            <text:p>-4.06 migrant(s)/1,000 population (2011 est.) </text:p>
          </table:table-cell>
          <table:table-cell table:formula="of:=MID([.B157]; 1; FIND(&quot; &quot;; [.B157]))" office:value-type="string" office:string-value="-4.06 " calcext:value-type="string">
            <text:p>-4.0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 &quot;; [.B1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m.html" xlink:type="simple">Germany</text:a> </text:p>
          </table:table-cell>
          <table:table-cell table:style-name="ce3" office:value-type="string" calcext:value-type="string">
            <text:p>0.54 migrant(s)/1,000 population (2011 est.) </text:p>
          </table:table-cell>
          <table:table-cell table:formula="of:=MID([.B159]; 1; FIND(&quot; &quot;; [.B159]))" office:value-type="string" office:string-value="0.54 " calcext:value-type="string">
            <text:p>0.5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 &quot;; [.B1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h.html" xlink:type="simple">Ghana</text:a> </text:p>
          </table:table-cell>
          <table:table-cell table:style-name="ce3" office:value-type="string" calcext:value-type="string">
            <text:p>-0.58 migrant(s)/1,000 population (2011 est.) </text:p>
          </table:table-cell>
          <table:table-cell table:formula="of:=MID([.B161]; 1; FIND(&quot; &quot;; [.B161]))" office:value-type="string" office:string-value="-0.58 " calcext:value-type="string">
            <text:p>-0.5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 &quot;; [.B1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i.html" xlink:type="simple">Gibraltar</text:a> </text:p>
          </table:table-cell>
          <table:table-cell table:style-name="ce3" office:value-type="string" calcext:value-type="string">
            <text:p>-3.32 migrant(s)/1,000 population (2011 est.) </text:p>
          </table:table-cell>
          <table:table-cell table:formula="of:=MID([.B163]; 1; FIND(&quot; &quot;; [.B163]))" office:value-type="string" office:string-value="-3.32 " calcext:value-type="string">
            <text:p>-3.3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 &quot;; [.B1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r.html" xlink:type="simple">Greece</text:a> </text:p>
          </table:table-cell>
          <table:table-cell table:style-name="ce3" office:value-type="string" calcext:value-type="string">
            <text:p>2.32 migrant(s)/1,000 population (2011 est.) </text:p>
          </table:table-cell>
          <table:table-cell table:formula="of:=MID([.B165]; 1; FIND(&quot; &quot;; [.B165]))" office:value-type="string" office:string-value="2.32 " calcext:value-type="string">
            <text:p>2.3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 &quot;; [.B1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l.html" xlink:type="simple">Greenland</text:a> </text:p>
          </table:table-cell>
          <table:table-cell table:style-name="ce3" office:value-type="string" calcext:value-type="string">
            <text:p>-5.98 migrant(s)/1,000 population (2011 est.) </text:p>
          </table:table-cell>
          <table:table-cell table:formula="of:=MID([.B167]; 1; FIND(&quot; &quot;; [.B167]))" office:value-type="string" office:string-value="-5.98 " calcext:value-type="string">
            <text:p>-5.9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 &quot;; [.B16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j.html" xlink:type="simple">Grenada</text:a> </text:p>
          </table:table-cell>
          <table:table-cell table:style-name="ce3" office:value-type="string" calcext:value-type="string">
            <text:p>-3.56 migrant(s)/1,000 population (2011 est.) </text:p>
          </table:table-cell>
          <table:table-cell table:formula="of:=MID([.B169]; 1; FIND(&quot; &quot;; [.B169]))" office:value-type="string" office:string-value="-3.56 " calcext:value-type="string">
            <text:p>-3.5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 &quot;; [.B1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q.html" xlink:type="simple">Guam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171]; 1; FIND(&quot; &quot;; [.B17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 &quot;; [.B17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t.html" xlink:type="simple">Guatemala</text:a> </text:p>
          </table:table-cell>
          <table:table-cell table:style-name="ce3" office:value-type="string" calcext:value-type="string">
            <text:p>-2.12 migrant(s)/1,000 population (2011 est.) </text:p>
          </table:table-cell>
          <table:table-cell table:formula="of:=MID([.B173]; 1; FIND(&quot; &quot;; [.B173]))" office:value-type="string" office:string-value="-2.12 " calcext:value-type="string">
            <text:p>-2.1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 &quot;; [.B1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k.html" xlink:type="simple">Guernsey</text:a> </text:p>
          </table:table-cell>
          <table:table-cell table:style-name="ce3" office:value-type="string" calcext:value-type="string">
            <text:p>2.69 migrant(s)/1,000 population (2011 est.) </text:p>
          </table:table-cell>
          <table:table-cell table:formula="of:=MID([.B175]; 1; FIND(&quot; &quot;; [.B175]))" office:value-type="string" office:string-value="2.69 " calcext:value-type="string">
            <text:p>2.6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 &quot;; [.B1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v.html" xlink:type="simple">Guine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177]; 1; FIND(&quot; &quot;; [.B177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 &quot;; [.B17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pu.html" xlink:type="simple">Guinea-Bissau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179]; 1; FIND(&quot; &quot;; [.B17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 &quot;; [.B1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gy.html" xlink:type="simple">Guyana</text:a> </text:p>
          </table:table-cell>
          <table:table-cell table:style-name="ce3" office:value-type="string" calcext:value-type="string">
            <text:p>-14.32 migrant(s)/1,000 population (2011 est.) </text:p>
          </table:table-cell>
          <table:table-cell table:formula="of:=MID([.B181]; 1; FIND(&quot; &quot;; [.B181]))" office:value-type="string" office:string-value="-14.32 " calcext:value-type="string">
            <text:p>-14.3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 &quot;; [.B18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ha.html" xlink:type="simple">Haiti</text:a> </text:p>
          </table:table-cell>
          <table:table-cell table:style-name="ce3" office:value-type="string" calcext:value-type="string">
            <text:p>-8.32 migrant(s)/1,000 population (2011 est.) </text:p>
          </table:table-cell>
          <table:table-cell table:formula="of:=MID([.B183]; 1; FIND(&quot; &quot;; [.B183]))" office:value-type="string" office:string-value="-8.32 " calcext:value-type="string">
            <text:p>-8.3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 &quot;; [.B1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ho.html" xlink:type="simple">Honduras</text:a> </text:p>
          </table:table-cell>
          <table:table-cell table:style-name="ce3" office:value-type="string" calcext:value-type="string">
            <text:p>-1.25 migrant(s)/1,000 population (2011 est.) </text:p>
          </table:table-cell>
          <table:table-cell table:formula="of:=MID([.B185]; 1; FIND(&quot; &quot;; [.B185]))" office:value-type="string" office:string-value="-1.25 " calcext:value-type="string">
            <text:p>-1.2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 &quot;; [.B1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hk.html" xlink:type="simple">Hong Kong</text:a> </text:p>
          </table:table-cell>
          <table:table-cell table:style-name="ce3" office:value-type="string" calcext:value-type="string">
            <text:p>4.06 migrant(s)/1,000 population (2011 est.) </text:p>
          </table:table-cell>
          <table:table-cell table:formula="of:=MID([.B187]; 1; FIND(&quot; &quot;; [.B187]))" office:value-type="string" office:string-value="4.06 " calcext:value-type="string">
            <text:p>4.0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 &quot;; [.B18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hu.html" xlink:type="simple">Hungary</text:a> </text:p>
          </table:table-cell>
          <table:table-cell table:style-name="ce3" office:value-type="string" calcext:value-type="string">
            <text:p>1.39 migrant(s)/1,000 population (2011 est.) </text:p>
          </table:table-cell>
          <table:table-cell table:formula="of:=MID([.B189]; 1; FIND(&quot; &quot;; [.B189]))" office:value-type="string" office:string-value="1.39 " calcext:value-type="string">
            <text:p>1.3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 &quot;; [.B19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ic.html" xlink:type="simple">Iceland</text:a> </text:p>
          </table:table-cell>
          <table:table-cell table:style-name="ce3" office:value-type="string" calcext:value-type="string">
            <text:p>0.53 migrant(s)/1,000 population (2011 est.) </text:p>
          </table:table-cell>
          <table:table-cell table:formula="of:=MID([.B191]; 1; FIND(&quot; &quot;; [.B191]))" office:value-type="string" office:string-value="0.53 " calcext:value-type="string">
            <text:p>0.5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 &quot;; [.B19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in.html" xlink:type="simple">India</text:a> </text:p>
          </table:table-cell>
          <table:table-cell table:style-name="ce3" office:value-type="string" calcext:value-type="string">
            <text:p>-0.05 migrant(s)/1,000 population (2011 est.) </text:p>
          </table:table-cell>
          <table:table-cell table:formula="of:=MID([.B193]; 1; FIND(&quot; &quot;; [.B193]))" office:value-type="string" office:string-value="-0.05 " calcext:value-type="string">
            <text:p>-0.0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 &quot;; [.B19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id.html" xlink:type="simple">Indonesia</text:a> </text:p>
          </table:table-cell>
          <table:table-cell table:style-name="ce3" office:value-type="string" calcext:value-type="string">
            <text:p>-1.15 migrant(s)/1,000 population (2011 est.) </text:p>
          </table:table-cell>
          <table:table-cell table:formula="of:=MID([.B195]; 1; FIND(&quot; &quot;; [.B195]))" office:value-type="string" office:string-value="-1.15 " calcext:value-type="string">
            <text:p>-1.1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 &quot;; [.B1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ir.html" xlink:type="simple">Iran</text:a> </text:p>
          </table:table-cell>
          <table:table-cell table:style-name="ce3" office:value-type="string" calcext:value-type="string">
            <text:p>-0.13 migrant(s)/1,000 population (2011 est.) </text:p>
          </table:table-cell>
          <table:table-cell table:formula="of:=MID([.B197]; 1; FIND(&quot; &quot;; [.B197]))" office:value-type="string" office:string-value="-0.13 " calcext:value-type="string">
            <text:p>-0.1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 &quot;; [.B1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iz.html" xlink:type="simple">Iraq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199]; 1; FIND(&quot; &quot;; [.B19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 &quot;; [.B2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ei.html" xlink:type="simple">Ireland</text:a> </text:p>
          </table:table-cell>
          <table:table-cell table:style-name="ce3" office:value-type="string" calcext:value-type="string">
            <text:p>0.86 migrant(s)/1,000 population (2011 est.) </text:p>
          </table:table-cell>
          <table:table-cell table:formula="of:=MID([.B201]; 1; FIND(&quot; &quot;; [.B201]))" office:value-type="string" office:string-value="0.86 " calcext:value-type="string">
            <text:p>0.8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 &quot;; [.B2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im.html" xlink:type="simple">Isle of Man</text:a> </text:p>
          </table:table-cell>
          <table:table-cell table:style-name="ce3" office:value-type="string" calcext:value-type="string">
            <text:p>7.71 migrant(s)/1,000 population (2011 est.) </text:p>
          </table:table-cell>
          <table:table-cell table:formula="of:=MID([.B203]; 1; FIND(&quot; &quot;; [.B203]))" office:value-type="string" office:string-value="7.71 " calcext:value-type="string">
            <text:p>7.7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 &quot;; [.B20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is.html" xlink:type="simple">Israel</text:a> </text:p>
          </table:table-cell>
          <table:table-cell table:style-name="ce3" office:value-type="string" calcext:value-type="string">
            <text:p>2.08 migrant(s)/1,000 population (2011 est.) </text:p>
          </table:table-cell>
          <table:table-cell table:formula="of:=MID([.B205]; 1; FIND(&quot; &quot;; [.B205]))" office:value-type="string" office:string-value="2.08 " calcext:value-type="string">
            <text:p>2.0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 &quot;; [.B20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it.html" xlink:type="simple">Italy</text:a> </text:p>
          </table:table-cell>
          <table:table-cell table:style-name="ce3" office:value-type="string" calcext:value-type="string">
            <text:p>4.86 migrant(s)/1,000 population (2011 est.) </text:p>
          </table:table-cell>
          <table:table-cell table:formula="of:=MID([.B207]; 1; FIND(&quot; &quot;; [.B207]))" office:value-type="string" office:string-value="4.86 " calcext:value-type="string">
            <text:p>4.8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 &quot;; [.B2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jm.html" xlink:type="simple">Jamaica</text:a> </text:p>
          </table:table-cell>
          <table:table-cell table:style-name="ce3" office:value-type="string" calcext:value-type="string">
            <text:p>-5.34 migrant(s)/1,000 population (2011 est.) </text:p>
          </table:table-cell>
          <table:table-cell table:formula="of:=MID([.B209]; 1; FIND(&quot; &quot;; [.B209]))" office:value-type="string" office:string-value="-5.34 " calcext:value-type="string">
            <text:p>-5.3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 &quot;; [.B2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ja.html" xlink:type="simple">Japan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211]; 1; FIND(&quot; &quot;; [.B21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 &quot;; [.B2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je.html" xlink:type="simple">Jersey</text:a> </text:p>
          </table:table-cell>
          <table:table-cell table:style-name="ce3" office:value-type="string" calcext:value-type="string">
            <text:p>5.03 migrant(s)/1,000 population (2011 est.) </text:p>
          </table:table-cell>
          <table:table-cell table:formula="of:=MID([.B213]; 1; FIND(&quot; &quot;; [.B213]))" office:value-type="string" office:string-value="5.03 " calcext:value-type="string">
            <text:p>5.0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 &quot;; [.B2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jo.html" xlink:type="simple">Jordan</text:a> </text:p>
          </table:table-cell>
          <table:table-cell table:style-name="ce3" office:value-type="string" calcext:value-type="string">
            <text:p>-14.26 migrant(s)/1,000 population (2011 est.) </text:p>
          </table:table-cell>
          <table:table-cell table:formula="of:=MID([.B215]; 1; FIND(&quot; &quot;; [.B215]))" office:value-type="string" office:string-value="-14.26 " calcext:value-type="string">
            <text:p>-14.2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 &quot;; [.B2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kz.html" xlink:type="simple">Kazakhstan</text:a> </text:p>
          </table:table-cell>
          <table:table-cell table:style-name="ce3" office:value-type="string" calcext:value-type="string">
            <text:p>-3.27 migrant(s)/1,000 population (2011 est.) </text:p>
          </table:table-cell>
          <table:table-cell table:formula="of:=MID([.B217]; 1; FIND(&quot; &quot;; [.B217]))" office:value-type="string" office:string-value="-3.27 " calcext:value-type="string">
            <text:p>-3.2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 &quot;; [.B2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ke.html" xlink:type="simple">Keny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219]; 1; FIND(&quot; &quot;; [.B21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 &quot;; [.B2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kr.html" xlink:type="simple">Kiribati</text:a> </text:p>
          </table:table-cell>
          <table:table-cell table:style-name="ce3" office:value-type="string" calcext:value-type="string">
            <text:p>-2.85 migrant(s)/1,000 population (2011 est.) </text:p>
          </table:table-cell>
          <table:table-cell table:formula="of:=MID([.B221]; 1; FIND(&quot; &quot;; [.B221]))" office:value-type="string" office:string-value="-2.85 " calcext:value-type="string">
            <text:p>-2.8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 &quot;; [.B2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kn.html" xlink:type="simple">Korea, North</text:a> </text:p>
          </table:table-cell>
          <table:table-cell table:style-name="ce3" office:value-type="string" calcext:value-type="string">
            <text:p>-0.04 migrant(s)/1,000 population (2011 est.) </text:p>
          </table:table-cell>
          <table:table-cell table:formula="of:=MID([.B223]; 1; FIND(&quot; &quot;; [.B223]))" office:value-type="string" office:string-value="-0.04 " calcext:value-type="string">
            <text:p>-0.0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 &quot;; [.B2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ks.html" xlink:type="simple">Korea, South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225]; 1; FIND(&quot; &quot;; [.B22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 &quot;; [.B2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ku.html" xlink:type="simple">Kuwait</text:a> </text:p>
          </table:table-cell>
          <table:table-cell table:style-name="ce3" office:value-type="string" calcext:value-type="string">
            <text:p>0.65 migrant(s)/1,000 population (2011 est.) </text:p>
          </table:table-cell>
          <table:table-cell table:formula="of:=MID([.B227]; 1; FIND(&quot; &quot;; [.B227]))" office:value-type="string" office:string-value="0.65 " calcext:value-type="string">
            <text:p>0.6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 &quot;; [.B2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kg.html" xlink:type="simple">Kyrgyzstan</text:a> </text:p>
          </table:table-cell>
          <table:table-cell table:style-name="ce3" office:value-type="string" calcext:value-type="string">
            <text:p>-2.6 migrant(s)/1,000 population (2011 est.) </text:p>
          </table:table-cell>
          <table:table-cell table:formula="of:=MID([.B229]; 1; FIND(&quot; &quot;; [.B229]))" office:value-type="string" office:string-value="-2.6 " calcext:value-type="string">
            <text:p>-2.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 &quot;; [.B2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la.html" xlink:type="simple">Laos</text:a> </text:p>
          </table:table-cell>
          <table:table-cell table:style-name="ce3" office:value-type="string" calcext:value-type="string">
            <text:p>-1.16 migrant(s)/1,000 population (2011 est.) </text:p>
          </table:table-cell>
          <table:table-cell table:formula="of:=MID([.B231]; 1; FIND(&quot; &quot;; [.B231]))" office:value-type="string" office:string-value="-1.16 " calcext:value-type="string">
            <text:p>-1.1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 &quot;; [.B2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lg.html" xlink:type="simple">Latvia</text:a> </text:p>
          </table:table-cell>
          <table:table-cell table:style-name="ce3" office:value-type="string" calcext:value-type="string">
            <text:p>-2.33 migrant(s)/1,000 population (2011 est.) </text:p>
          </table:table-cell>
          <table:table-cell table:formula="of:=MID([.B233]; 1; FIND(&quot; &quot;; [.B233]))" office:value-type="string" office:string-value="-2.33 " calcext:value-type="string">
            <text:p>-2.3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 &quot;; [.B2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le.html" xlink:type="simple">Lebanon</text:a> </text:p>
          </table:table-cell>
          <table:table-cell table:style-name="ce3" office:value-type="string" calcext:value-type="string">
            <text:p>-6.04 migrant(s)/1,000 population (2011 est.) </text:p>
          </table:table-cell>
          <table:table-cell table:formula="of:=MID([.B235]; 1; FIND(&quot; &quot;; [.B235]))" office:value-type="string" office:string-value="-6.04 " calcext:value-type="string">
            <text:p>-6.0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 &quot;; [.B2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lt.html" xlink:type="simple">Lesotho</text:a> </text:p>
          </table:table-cell>
          <table:table-cell table:style-name="ce3" office:value-type="string" calcext:value-type="string">
            <text:p>-8.42 migrant(s)/1,000 population (2011 est.) </text:p>
          </table:table-cell>
          <table:table-cell table:formula="of:=MID([.B237]; 1; FIND(&quot; &quot;; [.B237]))" office:value-type="string" office:string-value="-8.42 " calcext:value-type="string">
            <text:p>-8.4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 &quot;; [.B2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li.html" xlink:type="simple">Liberi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239]; 1; FIND(&quot; &quot;; [.B23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 &quot;; [.B2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ly.html" xlink:type="simple">Liby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241]; 1; FIND(&quot; &quot;; [.B24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 &quot;; [.B2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ls.html" xlink:type="simple">Liechtenstein</text:a> </text:p>
          </table:table-cell>
          <table:table-cell table:style-name="ce3" office:value-type="string" calcext:value-type="string">
            <text:p>4.48 migrant(s)/1,000 population (2011 est.) </text:p>
          </table:table-cell>
          <table:table-cell table:formula="of:=MID([.B243]; 1; FIND(&quot; &quot;; [.B243]))" office:value-type="string" office:string-value="4.48 " calcext:value-type="string">
            <text:p>4.4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 &quot;; [.B2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lh.html" xlink:type="simple">Lithuania</text:a> </text:p>
          </table:table-cell>
          <table:table-cell table:style-name="ce3" office:value-type="string" calcext:value-type="string">
            <text:p>-0.72 migrant(s)/1,000 population (2011 est.) </text:p>
          </table:table-cell>
          <table:table-cell table:formula="of:=MID([.B245]; 1; FIND(&quot; &quot;; [.B245]))" office:value-type="string" office:string-value="-0.72 " calcext:value-type="string">
            <text:p>-0.7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 &quot;; [.B2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lu.html" xlink:type="simple">Luxembourg</text:a> </text:p>
          </table:table-cell>
          <table:table-cell table:style-name="ce3" office:value-type="string" calcext:value-type="string">
            <text:p>8.24 migrant(s)/1,000 population (2011 est.) </text:p>
          </table:table-cell>
          <table:table-cell table:formula="of:=MID([.B247]; 1; FIND(&quot; &quot;; [.B247]))" office:value-type="string" office:string-value="8.24 " calcext:value-type="string">
            <text:p>8.2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 &quot;; [.B2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c.html" xlink:type="simple">Macau</text:a> </text:p>
          </table:table-cell>
          <table:table-cell table:style-name="ce3" office:value-type="string" calcext:value-type="string">
            <text:p>3.49 migrant(s)/1,000 population (2011 est.) </text:p>
          </table:table-cell>
          <table:table-cell table:formula="of:=MID([.B249]; 1; FIND(&quot; &quot;; [.B249]))" office:value-type="string" office:string-value="3.49 " calcext:value-type="string">
            <text:p>3.4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 &quot;; [.B2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k.html" xlink:type="simple">Macedonia</text:a> </text:p>
          </table:table-cell>
          <table:table-cell table:style-name="ce3" office:value-type="string" calcext:value-type="string">
            <text:p>-0.48 migrant(s)/1,000 population (2011 est.) </text:p>
          </table:table-cell>
          <table:table-cell table:formula="of:=MID([.B251]; 1; FIND(&quot; &quot;; [.B251]))" office:value-type="string" office:string-value="-0.48 " calcext:value-type="string">
            <text:p>-0.4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 &quot;; [.B2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a.html" xlink:type="simple">Madagascar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253]; 1; FIND(&quot; &quot;; [.B253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 &quot;; [.B2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i.html" xlink:type="simple">Malawi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255]; 1; FIND(&quot; &quot;; [.B25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 &quot;; [.B256]))" office:value-type="string" office:string-value="" calcext:value-type="error">
            <text:p>#VALUE!</text:p>
          </table:table-cell>
        </table:table-row>
        <table:table-row table:style-name="ro7">
          <table:table-cell table:style-name="ce3" office:value-type="string" calcext:value-type="string">
            <text:p><text:a xlink:href="file:///D:/cia-world-factbook/factbook-2011/geos/my.html" xlink:type="simple">Malaysia</text:a> </text:p>
          </table:table-cell>
          <table:table-cell table:style-name="ce3" office:value-type="string" calcext:value-type="string">
            <text:p>-0.39 migrant(s)/1,000 population </text:p>
            <text:p>note: does not reflect net flow of an unknown number of illegal immigrants from other countries in the region (2011 est.) </text:p>
          </table:table-cell>
          <table:table-cell table:formula="of:=MID([.B257]; 1; FIND(&quot; &quot;; [.B257]))" office:value-type="string" office:string-value="-0.39 " calcext:value-type="string">
            <text:p>-0.3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 &quot;; [.B2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v.html" xlink:type="simple">Maldives</text:a> </text:p>
          </table:table-cell>
          <table:table-cell table:style-name="ce3" office:value-type="string" calcext:value-type="string">
            <text:p>-12.62 migrant(s)/1,000 population (2011 est.) </text:p>
          </table:table-cell>
          <table:table-cell table:formula="of:=MID([.B259]; 1; FIND(&quot; &quot;; [.B259]))" office:value-type="string" office:string-value="-12.62 " calcext:value-type="string">
            <text:p>-12.6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 &quot;; [.B2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l.html" xlink:type="simple">Mali</text:a> </text:p>
          </table:table-cell>
          <table:table-cell table:style-name="ce3" office:value-type="string" calcext:value-type="string">
            <text:p>-5.23 migrant(s)/1,000 population (2011 est.) </text:p>
          </table:table-cell>
          <table:table-cell table:formula="of:=MID([.B261]; 1; FIND(&quot; &quot;; [.B261]))" office:value-type="string" office:string-value="-5.23 " calcext:value-type="string">
            <text:p>-5.2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 &quot;; [.B2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t.html" xlink:type="simple">Malta</text:a> </text:p>
          </table:table-cell>
          <table:table-cell table:style-name="ce3" office:value-type="string" calcext:value-type="string">
            <text:p>2.01 migrant(s)/1,000 population (2011 est.) </text:p>
          </table:table-cell>
          <table:table-cell table:formula="of:=MID([.B263]; 1; FIND(&quot; &quot;; [.B263]))" office:value-type="string" office:string-value="2.01 " calcext:value-type="string">
            <text:p>2.0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 &quot;; [.B2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rm.html" xlink:type="simple">Marshall Islands</text:a> </text:p>
          </table:table-cell>
          <table:table-cell table:style-name="ce3" office:value-type="string" calcext:value-type="string">
            <text:p>-5.19 migrant(s)/1,000 population (2011 est.) </text:p>
          </table:table-cell>
          <table:table-cell table:formula="of:=MID([.B265]; 1; FIND(&quot; &quot;; [.B265]))" office:value-type="string" office:string-value="-5.19 " calcext:value-type="string">
            <text:p>-5.1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 &quot;; [.B2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r.html" xlink:type="simple">Mauritania</text:a> </text:p>
          </table:table-cell>
          <table:table-cell table:style-name="ce3" office:value-type="string" calcext:value-type="string">
            <text:p>-0.91 migrant(s)/1,000 population (2011 est.) </text:p>
          </table:table-cell>
          <table:table-cell table:formula="of:=MID([.B267]; 1; FIND(&quot; &quot;; [.B267]))" office:value-type="string" office:string-value="-0.91 " calcext:value-type="string">
            <text:p>-0.9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 &quot;; [.B26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p.html" xlink:type="simple">Mauritius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269]; 1; FIND(&quot; &quot;; [.B26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 &quot;; [.B2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x.html" xlink:type="simple">Mexico</text:a> </text:p>
          </table:table-cell>
          <table:table-cell table:style-name="ce3" office:value-type="string" calcext:value-type="string">
            <text:p>-3.24 migrant(s)/1,000 population (2011 est.) </text:p>
          </table:table-cell>
          <table:table-cell table:formula="of:=MID([.B271]; 1; FIND(&quot; &quot;; [.B271]))" office:value-type="string" office:string-value="-3.24 " calcext:value-type="string">
            <text:p>-3.2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 &quot;; [.B27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fm.html" xlink:type="simple">Micronesia, Federated States of</text:a> </text:p>
          </table:table-cell>
          <table:table-cell table:style-name="ce3" office:value-type="string" calcext:value-type="string">
            <text:p>-20.99 migrant(s)/1,000 population (2011 est.) </text:p>
          </table:table-cell>
          <table:table-cell table:formula="of:=MID([.B273]; 1; FIND(&quot; &quot;; [.B273]))" office:value-type="string" office:string-value="-20.99 " calcext:value-type="string">
            <text:p>-20.9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 &quot;; [.B2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d.html" xlink:type="simple">Moldova</text:a> </text:p>
          </table:table-cell>
          <table:table-cell table:style-name="ce3" office:value-type="string" calcext:value-type="string">
            <text:p>-1.13 migrant(s)/1,000 population (2011 est.) </text:p>
          </table:table-cell>
          <table:table-cell table:formula="of:=MID([.B275]; 1; FIND(&quot; &quot;; [.B275]))" office:value-type="string" office:string-value="-1.13 " calcext:value-type="string">
            <text:p>-1.1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 &quot;; [.B2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n.html" xlink:type="simple">Monaco</text:a> </text:p>
          </table:table-cell>
          <table:table-cell table:style-name="ce3" office:value-type="string" calcext:value-type="string">
            <text:p>0.1 migrant(s)/1,000 population (2011 est.) </text:p>
          </table:table-cell>
          <table:table-cell table:formula="of:=MID([.B277]; 1; FIND(&quot; &quot;; [.B277]))" office:value-type="string" office:string-value="0.1 " calcext:value-type="string">
            <text:p>0.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 &quot;; [.B27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g.html" xlink:type="simple">Mongoli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279]; 1; FIND(&quot; &quot;; [.B27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 &quot;; [.B2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h.html" xlink:type="simple">Montserrat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281]; 1; FIND(&quot; &quot;; [.B28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 &quot;; [.B28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o.html" xlink:type="simple">Morocco</text:a> </text:p>
          </table:table-cell>
          <table:table-cell table:style-name="ce3" office:value-type="string" calcext:value-type="string">
            <text:p>-3.77 migrant(s)/1,000 population (2011 est.) </text:p>
          </table:table-cell>
          <table:table-cell table:formula="of:=MID([.B283]; 1; FIND(&quot; &quot;; [.B283]))" office:value-type="string" office:string-value="-3.77 " calcext:value-type="string">
            <text:p>-3.7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 &quot;; [.B2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z.html" xlink:type="simple">Mozambique</text:a> </text:p>
          </table:table-cell>
          <table:table-cell table:style-name="ce3" office:value-type="string" calcext:value-type="string">
            <text:p>-2.18 migrant(s)/1,000 population (2011 est.) </text:p>
          </table:table-cell>
          <table:table-cell table:formula="of:=MID([.B285]; 1; FIND(&quot; &quot;; [.B285]))" office:value-type="string" office:string-value="-2.18 " calcext:value-type="string">
            <text:p>-2.1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 &quot;; [.B2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wa.html" xlink:type="simple">Namibia</text:a> </text:p>
          </table:table-cell>
          <table:table-cell table:style-name="ce3" office:value-type="string" calcext:value-type="string">
            <text:p>0.2 migrant(s)/1,000 population (2011 est.) </text:p>
          </table:table-cell>
          <table:table-cell table:formula="of:=MID([.B287]; 1; FIND(&quot; &quot;; [.B287]))" office:value-type="string" office:string-value="0.2 " calcext:value-type="string">
            <text:p>0.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 &quot;; [.B28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r.html" xlink:type="simple">Nauru</text:a> </text:p>
          </table:table-cell>
          <table:table-cell table:style-name="ce3" office:value-type="string" calcext:value-type="string">
            <text:p>-15.55 migrant(s)/1,000 population (2011 est.) </text:p>
          </table:table-cell>
          <table:table-cell table:formula="of:=MID([.B289]; 1; FIND(&quot; &quot;; [.B289]))" office:value-type="string" office:string-value="-15.55 " calcext:value-type="string">
            <text:p>-15.5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 &quot;; [.B29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p.html" xlink:type="simple">Nepal</text:a> </text:p>
          </table:table-cell>
          <table:table-cell table:style-name="ce3" office:value-type="string" calcext:value-type="string">
            <text:p>0.61 migrant(s)/1,000 population (2011 est.) </text:p>
          </table:table-cell>
          <table:table-cell table:formula="of:=MID([.B291]; 1; FIND(&quot; &quot;; [.B291]))" office:value-type="string" office:string-value="0.61 " calcext:value-type="string">
            <text:p>0.6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 &quot;; [.B29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l.html" xlink:type="simple">Netherlands</text:a> </text:p>
          </table:table-cell>
          <table:table-cell table:style-name="ce3" office:value-type="string" calcext:value-type="string">
            <text:p>2.33 migrant(s)/1,000 population (2011 est.) </text:p>
          </table:table-cell>
          <table:table-cell table:formula="of:=MID([.B293]; 1; FIND(&quot; &quot;; [.B293]))" office:value-type="string" office:string-value="2.33 " calcext:value-type="string">
            <text:p>2.3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 &quot;; [.B294]))" office:value-type="string" office:string-value="" calcext:value-type="error">
            <text:p>#VALUE!</text:p>
          </table:table-cell>
        </table:table-row>
        <table:table-row table:style-name="ro8">
          <table:table-cell table:style-name="ce3" office:value-type="string" calcext:value-type="string">
            <text:p><text:a xlink:href="file:///D:/cia-world-factbook/factbook-2011/geos/nc.html" xlink:type="simple">New Caledonia</text:a> </text:p>
          </table:table-cell>
          <table:table-cell table:style-name="ce3" office:value-type="string" calcext:value-type="string">
            <text:p>4.25 migrant(s)/1,000 population </text:p>
            <text:p>note: there has been steady emigration from Wallis and Futuna to New Caledonia (2011 est.) </text:p>
          </table:table-cell>
          <table:table-cell table:formula="of:=MID([.B295]; 1; FIND(&quot; &quot;; [.B295]))" office:value-type="string" office:string-value="4.25 " calcext:value-type="string">
            <text:p>4.2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 &quot;; [.B2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z.html" xlink:type="simple">New Zealand</text:a> </text:p>
          </table:table-cell>
          <table:table-cell table:style-name="ce3" office:value-type="string" calcext:value-type="string">
            <text:p>2.28 migrant(s)/1,000 population (2011 est.) </text:p>
          </table:table-cell>
          <table:table-cell table:formula="of:=MID([.B297]; 1; FIND(&quot; &quot;; [.B297]))" office:value-type="string" office:string-value="2.28 " calcext:value-type="string">
            <text:p>2.2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 &quot;; [.B2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u.html" xlink:type="simple">Nicaragua</text:a> </text:p>
          </table:table-cell>
          <table:table-cell table:style-name="ce3" office:value-type="string" calcext:value-type="string">
            <text:p>-3.54 migrant(s)/1,000 population (2011 est.) </text:p>
          </table:table-cell>
          <table:table-cell table:formula="of:=MID([.B299]; 1; FIND(&quot; &quot;; [.B299]))" office:value-type="string" office:string-value="-3.54 " calcext:value-type="string">
            <text:p>-3.5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 &quot;; [.B3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g.html" xlink:type="simple">Niger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301]; 1; FIND(&quot; &quot;; [.B30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 &quot;; [.B3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i.html" xlink:type="simple">Nigeria</text:a> </text:p>
          </table:table-cell>
          <table:table-cell table:style-name="ce3" office:value-type="string" calcext:value-type="string">
            <text:p>-0.1 migrant(s)/1,000 population (2011 est.) </text:p>
          </table:table-cell>
          <table:table-cell table:formula="of:=MID([.B303]; 1; FIND(&quot; &quot;; [.B303]))" office:value-type="string" office:string-value="-0.1 " calcext:value-type="string">
            <text:p>-0.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 &quot;; [.B304])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ne.html" xlink:type="simple">Niue</text:a> </text:p>
          </table:table-cell>
          <table:table-cell table:style-name="ce3" office:value-type="string" calcext:value-type="string">
            <text:p>NA </text:p>
          </table:table-cell>
          <table:table-cell table:formula="of:=MID([.B305]; 1; FIND(&quot; &quot;; [.B305])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 &quot;; [.B306])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nf.html" xlink:type="simple">Norfolk Island</text:a> </text:p>
          </table:table-cell>
          <table:table-cell table:style-name="ce3" office:value-type="string" calcext:value-type="string">
            <text:p>NA </text:p>
          </table:table-cell>
          <table:table-cell table:formula="of:=MID([.B307]; 1; FIND(&quot; &quot;; [.B307])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 &quot;; [.B3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q.html" xlink:type="simple">Northern Mariana Islands</text:a> </text:p>
          </table:table-cell>
          <table:table-cell table:style-name="ce3" office:value-type="string" calcext:value-type="string">
            <text:p>-57.46 migrant(s)/1,000 population (2011 est.) </text:p>
          </table:table-cell>
          <table:table-cell table:formula="of:=MID([.B309]; 1; FIND(&quot; &quot;; [.B309]))" office:value-type="string" office:string-value="-57.46 " calcext:value-type="string">
            <text:p>-57.4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 &quot;; [.B3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o.html" xlink:type="simple">Norway</text:a> </text:p>
          </table:table-cell>
          <table:table-cell table:style-name="ce3" office:value-type="string" calcext:value-type="string">
            <text:p>1.7 migrant(s)/1,000 population (2011 est.) </text:p>
          </table:table-cell>
          <table:table-cell table:formula="of:=MID([.B311]; 1; FIND(&quot; &quot;; [.B311]))" office:value-type="string" office:string-value="1.7 " calcext:value-type="string">
            <text:p>1.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 &quot;; [.B3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mu.html" xlink:type="simple">Oman</text:a> </text:p>
          </table:table-cell>
          <table:table-cell table:style-name="ce3" office:value-type="string" calcext:value-type="string">
            <text:p>-0.48 migrant(s)/1,000 population (2011 est.) </text:p>
          </table:table-cell>
          <table:table-cell table:formula="of:=MID([.B313]; 1; FIND(&quot; &quot;; [.B313]))" office:value-type="string" office:string-value="-0.48 " calcext:value-type="string">
            <text:p>-0.4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 &quot;; [.B31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pk.html" xlink:type="simple">Pakistan</text:a> </text:p>
          </table:table-cell>
          <table:table-cell table:style-name="ce3" office:value-type="string" calcext:value-type="string">
            <text:p>-2.17 migrant(s)/1,000 population (2011 est.) </text:p>
          </table:table-cell>
          <table:table-cell table:formula="of:=MID([.B315]; 1; FIND(&quot; &quot;; [.B315]))" office:value-type="string" office:string-value="-2.17 " calcext:value-type="string">
            <text:p>-2.1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 &quot;; [.B3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ps.html" xlink:type="simple">Palau</text:a> </text:p>
          </table:table-cell>
          <table:table-cell table:style-name="ce3" office:value-type="string" calcext:value-type="string">
            <text:p>0.76 migrant(s)/1,000 population (2011 est.) </text:p>
          </table:table-cell>
          <table:table-cell table:formula="of:=MID([.B317]; 1; FIND(&quot; &quot;; [.B317]))" office:value-type="string" office:string-value="0.76 " calcext:value-type="string">
            <text:p>0.7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 &quot;; [.B3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pm.html" xlink:type="simple">Panama</text:a> </text:p>
          </table:table-cell>
          <table:table-cell table:style-name="ce3" office:value-type="string" calcext:value-type="string">
            <text:p>-0.42 migrant(s)/1,000 population (2011 est.) </text:p>
          </table:table-cell>
          <table:table-cell table:formula="of:=MID([.B319]; 1; FIND(&quot; &quot;; [.B319]))" office:value-type="string" office:string-value="-0.42 " calcext:value-type="string">
            <text:p>-0.4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 &quot;; [.B3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pp.html" xlink:type="simple">Papua New Guine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321]; 1; FIND(&quot; &quot;; [.B32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 &quot;; [.B3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pa.html" xlink:type="simple">Paraguay</text:a> </text:p>
          </table:table-cell>
          <table:table-cell table:style-name="ce3" office:value-type="string" calcext:value-type="string">
            <text:p>-0.08 migrant(s)/1,000 population (2011 est.) </text:p>
          </table:table-cell>
          <table:table-cell table:formula="of:=MID([.B323]; 1; FIND(&quot; &quot;; [.B323]))" office:value-type="string" office:string-value="-0.08 " calcext:value-type="string">
            <text:p>-0.0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 &quot;; [.B3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pe.html" xlink:type="simple">Peru</text:a> </text:p>
          </table:table-cell>
          <table:table-cell table:style-name="ce3" office:value-type="string" calcext:value-type="string">
            <text:p>-3.2 migrant(s)/1,000 population (2011 est.) </text:p>
          </table:table-cell>
          <table:table-cell table:formula="of:=MID([.B325]; 1; FIND(&quot; &quot;; [.B325]))" office:value-type="string" office:string-value="-3.2 " calcext:value-type="string">
            <text:p>-3.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 &quot;; [.B3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rp.html" xlink:type="simple">Philippines</text:a> </text:p>
          </table:table-cell>
          <table:table-cell table:style-name="ce3" office:value-type="string" calcext:value-type="string">
            <text:p>-1.29 migrant(s)/1,000 population (2011 est.) </text:p>
          </table:table-cell>
          <table:table-cell table:formula="of:=MID([.B327]; 1; FIND(&quot; &quot;; [.B327]))" office:value-type="string" office:string-value="-1.29 " calcext:value-type="string">
            <text:p>-1.2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 &quot;; [.B328])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1/geos/pc.html" xlink:type="simple">Pitcairn Islands</text:a> </text:p>
          </table:table-cell>
          <table:table-cell table:style-name="ce3" office:value-type="string" calcext:value-type="string">
            <text:p>NA </text:p>
          </table:table-cell>
          <table:table-cell table:formula="of:=MID([.B329]; 1; FIND(&quot; &quot;; [.B329])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 &quot;; [.B3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pl.html" xlink:type="simple">Poland</text:a> </text:p>
          </table:table-cell>
          <table:table-cell table:style-name="ce3" office:value-type="string" calcext:value-type="string">
            <text:p>-0.47 migrant(s)/1,000 population (2011 est.) </text:p>
          </table:table-cell>
          <table:table-cell table:formula="of:=MID([.B331]; 1; FIND(&quot; &quot;; [.B331]))" office:value-type="string" office:string-value="-0.47 " calcext:value-type="string">
            <text:p>-0.4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 &quot;; [.B3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po.html" xlink:type="simple">Portugal</text:a> </text:p>
          </table:table-cell>
          <table:table-cell table:style-name="ce3" office:value-type="string" calcext:value-type="string">
            <text:p>2.98 migrant(s)/1,000 population (2011 est.) </text:p>
          </table:table-cell>
          <table:table-cell table:formula="of:=MID([.B333]; 1; FIND(&quot; &quot;; [.B333]))" office:value-type="string" office:string-value="2.98 " calcext:value-type="string">
            <text:p>2.9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 &quot;; [.B3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rq.html" xlink:type="simple">Puerto Rico</text:a> </text:p>
          </table:table-cell>
          <table:table-cell table:style-name="ce3" office:value-type="string" calcext:value-type="string">
            <text:p>-0.86 migrant(s)/1,000 population (2011 est.) </text:p>
          </table:table-cell>
          <table:table-cell table:formula="of:=MID([.B335]; 1; FIND(&quot; &quot;; [.B335]))" office:value-type="string" office:string-value="-0.86 " calcext:value-type="string">
            <text:p>-0.8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 &quot;; [.B3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qa.html" xlink:type="simple">Qatar</text:a> </text:p>
          </table:table-cell>
          <table:table-cell table:style-name="ce3" office:value-type="string" calcext:value-type="string">
            <text:p>-4.94 migrant(s)/1,000 population (2011 est.) </text:p>
          </table:table-cell>
          <table:table-cell table:formula="of:=MID([.B337]; 1; FIND(&quot; &quot;; [.B337]))" office:value-type="string" office:string-value="-4.94 " calcext:value-type="string">
            <text:p>-4.9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 &quot;; [.B3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ro.html" xlink:type="simple">Romania</text:a> </text:p>
          </table:table-cell>
          <table:table-cell table:style-name="ce3" office:value-type="string" calcext:value-type="string">
            <text:p>-0.26 migrant(s)/1,000 population (2011 est.) </text:p>
          </table:table-cell>
          <table:table-cell table:formula="of:=MID([.B339]; 1; FIND(&quot; &quot;; [.B339]))" office:value-type="string" office:string-value="-0.26 " calcext:value-type="string">
            <text:p>-0.2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 &quot;; [.B3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rs.html" xlink:type="simple">Russia</text:a> </text:p>
          </table:table-cell>
          <table:table-cell table:style-name="ce3" office:value-type="string" calcext:value-type="string">
            <text:p>0.29 migrant(s)/1,000 population (2011 est.) </text:p>
          </table:table-cell>
          <table:table-cell table:formula="of:=MID([.B341]; 1; FIND(&quot; &quot;; [.B341]))" office:value-type="string" office:string-value="0.29 " calcext:value-type="string">
            <text:p>0.2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 &quot;; [.B3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rw.html" xlink:type="simple">Rwanda</text:a> </text:p>
          </table:table-cell>
          <table:table-cell table:style-name="ce3" office:value-type="string" calcext:value-type="string">
            <text:p>1.06 migrant(s)/1,000 population (2011 est.) </text:p>
          </table:table-cell>
          <table:table-cell table:formula="of:=MID([.B343]; 1; FIND(&quot; &quot;; [.B343]))" office:value-type="string" office:string-value="1.06 " calcext:value-type="string">
            <text:p>1.0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 &quot;; [.B3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h.html" xlink:type="simple">Saint Helena, Ascension, and Tristan da Cunh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345]; 1; FIND(&quot; &quot;; [.B34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 &quot;; [.B3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c.html" xlink:type="simple">Saint Kitts and Nevis</text:a> </text:p>
          </table:table-cell>
          <table:table-cell table:style-name="ce3" office:value-type="string" calcext:value-type="string">
            <text:p>1.25 migrant(s)/1,000 population (2011 est.) </text:p>
          </table:table-cell>
          <table:table-cell table:formula="of:=MID([.B347]; 1; FIND(&quot; &quot;; [.B347]))" office:value-type="string" office:string-value="1.25 " calcext:value-type="string">
            <text:p>1.2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 &quot;; [.B3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t.html" xlink:type="simple">Saint Lucia</text:a> </text:p>
          </table:table-cell>
          <table:table-cell table:style-name="ce3" office:value-type="string" calcext:value-type="string">
            <text:p>-3.73 migrant(s)/1,000 population (2011 est.) </text:p>
          </table:table-cell>
          <table:table-cell table:formula="of:=MID([.B349]; 1; FIND(&quot; &quot;; [.B349]))" office:value-type="string" office:string-value="-3.73 " calcext:value-type="string">
            <text:p>-3.7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 &quot;; [.B3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b.html" xlink:type="simple">Saint Pierre and Miquelon</text:a> </text:p>
          </table:table-cell>
          <table:table-cell table:style-name="ce3" office:value-type="string" calcext:value-type="string">
            <text:p>-9.17 migrant(s)/1,000 population (2011 est.) </text:p>
          </table:table-cell>
          <table:table-cell table:formula="of:=MID([.B351]; 1; FIND(&quot; &quot;; [.B351]))" office:value-type="string" office:string-value="-9.17 " calcext:value-type="string">
            <text:p>-9.17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 &quot;; [.B35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vc.html" xlink:type="simple">Saint Vincent and the Grenadines</text:a> </text:p>
          </table:table-cell>
          <table:table-cell table:style-name="ce3" office:value-type="string" calcext:value-type="string">
            <text:p>-10.92 migrant(s)/1,000 population (2011 est.) </text:p>
          </table:table-cell>
          <table:table-cell table:formula="of:=MID([.B353]; 1; FIND(&quot; &quot;; [.B353]))" office:value-type="string" office:string-value="-10.92 " calcext:value-type="string">
            <text:p>-10.9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 &quot;; [.B3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ws.html" xlink:type="simple">Samoa</text:a> </text:p>
          </table:table-cell>
          <table:table-cell table:style-name="ce3" office:value-type="string" calcext:value-type="string">
            <text:p>-11.16 migrant(s)/1,000 population (2011 est.) </text:p>
          </table:table-cell>
          <table:table-cell table:formula="of:=MID([.B355]; 1; FIND(&quot; &quot;; [.B355]))" office:value-type="string" office:string-value="-11.16 " calcext:value-type="string">
            <text:p>-11.1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 &quot;; [.B3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m.html" xlink:type="simple">San Marino</text:a> </text:p>
          </table:table-cell>
          <table:table-cell table:style-name="ce3" office:value-type="string" calcext:value-type="string">
            <text:p>9.3 migrant(s)/1,000 population (2011 est.) </text:p>
          </table:table-cell>
          <table:table-cell table:formula="of:=MID([.B357]; 1; FIND(&quot; &quot;; [.B357]))" office:value-type="string" office:string-value="9.3 " calcext:value-type="string">
            <text:p>9.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 &quot;; [.B3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p.html" xlink:type="simple">Sao Tome and Principe</text:a> </text:p>
          </table:table-cell>
          <table:table-cell table:style-name="ce3" office:value-type="string" calcext:value-type="string">
            <text:p>-9.33 migrant(s)/1,000 population (2011 est.) </text:p>
          </table:table-cell>
          <table:table-cell table:formula="of:=MID([.B359]; 1; FIND(&quot; &quot;; [.B359]))" office:value-type="string" office:string-value="-9.33 " calcext:value-type="string">
            <text:p>-9.3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 &quot;; [.B36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a.html" xlink:type="simple">Saudi Arabia</text:a> </text:p>
          </table:table-cell>
          <table:table-cell table:style-name="ce3" office:value-type="string" calcext:value-type="string">
            <text:p>-0.64 migrant(s)/1,000 population (2011 est.) </text:p>
          </table:table-cell>
          <table:table-cell table:formula="of:=MID([.B361]; 1; FIND(&quot; &quot;; [.B361]))" office:value-type="string" office:string-value="-0.64 " calcext:value-type="string">
            <text:p>-0.6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 &quot;; [.B36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g.html" xlink:type="simple">Senegal</text:a> </text:p>
          </table:table-cell>
          <table:table-cell table:style-name="ce3" office:value-type="string" calcext:value-type="string">
            <text:p>-1.9 migrant(s)/1,000 population (2011 est.) </text:p>
          </table:table-cell>
          <table:table-cell table:formula="of:=MID([.B363]; 1; FIND(&quot; &quot;; [.B363]))" office:value-type="string" office:string-value="-1.9 " calcext:value-type="string">
            <text:p>-1.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 &quot;; [.B36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ri.html" xlink:type="simple">Serbi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365]; 1; FIND(&quot; &quot;; [.B36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 &quot;; [.B36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e.html" xlink:type="simple">Seychelles</text:a> </text:p>
          </table:table-cell>
          <table:table-cell table:style-name="ce3" office:value-type="string" calcext:value-type="string">
            <text:p>1.03 migrant(s)/1,000 population (2011 est.) </text:p>
          </table:table-cell>
          <table:table-cell table:formula="of:=MID([.B367]; 1; FIND(&quot; &quot;; [.B367]))" office:value-type="string" office:string-value="1.03 " calcext:value-type="string">
            <text:p>1.0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 &quot;; [.B368]))" office:value-type="string" office:string-value="" calcext:value-type="error">
            <text:p>#VALUE!</text:p>
          </table:table-cell>
        </table:table-row>
        <table:table-row table:style-name="ro9">
          <table:table-cell table:style-name="ce3" office:value-type="string" calcext:value-type="string">
            <text:p><text:a xlink:href="file:///D:/cia-world-factbook/factbook-2011/geos/sl.html" xlink:type="simple">Sierra Leone</text:a> </text:p>
          </table:table-cell>
          <table:table-cell table:style-name="ce3" office:value-type="string" calcext:value-type="string">
            <text:p>-4.25 migrant(s)/1,000 population </text:p>
            <text:p>note: refugees currently in surrounding countries are slowly returning (2011 est.) </text:p>
          </table:table-cell>
          <table:table-cell table:formula="of:=MID([.B369]; 1; FIND(&quot; &quot;; [.B369]))" office:value-type="string" office:string-value="-4.25 " calcext:value-type="string">
            <text:p>-4.2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 &quot;; [.B37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n.html" xlink:type="simple">Singapore</text:a> </text:p>
          </table:table-cell>
          <table:table-cell table:style-name="ce3" office:value-type="string" calcext:value-type="string">
            <text:p>4.63 migrant(s)/1,000 population (2011 est.) </text:p>
          </table:table-cell>
          <table:table-cell table:formula="of:=MID([.B371]; 1; FIND(&quot; &quot;; [.B371]))" office:value-type="string" office:string-value="4.63 " calcext:value-type="string">
            <text:p>4.6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 &quot;; [.B37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k.html" xlink:type="simple">Sint Maarten</text:a> </text:p>
          </table:table-cell>
          <table:table-cell table:style-name="ce3" office:value-type="string" calcext:value-type="string">
            <text:p>14.24 migrant(s)/1,000 population (2008) </text:p>
          </table:table-cell>
          <table:table-cell table:formula="of:=MID([.B373]; 1; FIND(&quot; &quot;; [.B373]))" office:value-type="string" office:string-value="14.24 " calcext:value-type="string">
            <text:p>14.2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 &quot;; [.B37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lo.html" xlink:type="simple">Slovakia</text:a> </text:p>
          </table:table-cell>
          <table:table-cell table:style-name="ce3" office:value-type="string" calcext:value-type="string">
            <text:p>0.29 migrant(s)/1,000 population (2011 est.) </text:p>
          </table:table-cell>
          <table:table-cell table:formula="of:=MID([.B375]; 1; FIND(&quot; &quot;; [.B375]))" office:value-type="string" office:string-value="0.29 " calcext:value-type="string">
            <text:p>0.2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 &quot;; [.B37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i.html" xlink:type="simple">Slovenia</text:a> </text:p>
          </table:table-cell>
          <table:table-cell table:style-name="ce3" office:value-type="string" calcext:value-type="string">
            <text:p>0.39 migrant(s)/1,000 population (2011 est.) </text:p>
          </table:table-cell>
          <table:table-cell table:formula="of:=MID([.B377]; 1; FIND(&quot; &quot;; [.B377]))" office:value-type="string" office:string-value="0.39 " calcext:value-type="string">
            <text:p>0.3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 &quot;; [.B37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bp.html" xlink:type="simple">Solomon Islands</text:a> </text:p>
          </table:table-cell>
          <table:table-cell table:style-name="ce3" office:value-type="string" calcext:value-type="string">
            <text:p>-1.9 migrant(s)/1,000 population (2011 est.) </text:p>
          </table:table-cell>
          <table:table-cell table:formula="of:=MID([.B379]; 1; FIND(&quot; &quot;; [.B379]))" office:value-type="string" office:string-value="-1.9 " calcext:value-type="string">
            <text:p>-1.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1; FIND(&quot; &quot;; [.B38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o.html" xlink:type="simple">Somalia</text:a> </text:p>
          </table:table-cell>
          <table:table-cell table:style-name="ce3" office:value-type="string" calcext:value-type="string">
            <text:p>-11.81 migrant(s)/1,000 population (2011 est.) </text:p>
          </table:table-cell>
          <table:table-cell table:formula="of:=MID([.B381]; 1; FIND(&quot; &quot;; [.B381]))" office:value-type="string" office:string-value="-11.81 " calcext:value-type="string">
            <text:p>-11.8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1; FIND(&quot; &quot;; [.B382])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sf.html" xlink:type="simple">South Africa</text:a> </text:p>
          </table:table-cell>
          <table:table-cell table:style-name="ce3" office:value-type="string" calcext:value-type="string">
            <text:p>-6.19 migrant(s)/1,000 population </text:p>
            <text:p>note: there is an increasing flow of Zimbabweans into South Africa and Botswana in search of better economic opportunities (2011 est.) </text:p>
          </table:table-cell>
          <table:table-cell table:formula="of:=MID([.B383]; 1; FIND(&quot; &quot;; [.B383]))" office:value-type="string" office:string-value="-6.19 " calcext:value-type="string">
            <text:p>-6.1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1; FIND(&quot; &quot;; [.B38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p.html" xlink:type="simple">Spain</text:a> </text:p>
          </table:table-cell>
          <table:table-cell table:style-name="ce3" office:value-type="string" calcext:value-type="string">
            <text:p>3.89 migrant(s)/1,000 population (2011 est.) </text:p>
          </table:table-cell>
          <table:table-cell table:formula="of:=MID([.B385]; 1; FIND(&quot; &quot;; [.B385]))" office:value-type="string" office:string-value="3.89 " calcext:value-type="string">
            <text:p>3.8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1; FIND(&quot; &quot;; [.B38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ce.html" xlink:type="simple">Sri Lanka</text:a> </text:p>
          </table:table-cell>
          <table:table-cell table:style-name="ce3" office:value-type="string" calcext:value-type="string">
            <text:p>-2.16 migrant(s)/1,000 population (2011 est.) </text:p>
          </table:table-cell>
          <table:table-cell table:formula="of:=MID([.B387]; 1; FIND(&quot; &quot;; [.B387]))" office:value-type="string" office:string-value="-2.16 " calcext:value-type="string">
            <text:p>-2.1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1; FIND(&quot; &quot;; [.B38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u.html" xlink:type="simple">Sudan</text:a> </text:p>
          </table:table-cell>
          <table:table-cell table:style-name="ce3" office:value-type="string" calcext:value-type="string">
            <text:p>-0.29 migrant(s)/1,000 population (2011 est.) </text:p>
          </table:table-cell>
          <table:table-cell table:formula="of:=MID([.B389]; 1; FIND(&quot; &quot;; [.B389]))" office:value-type="string" office:string-value="-0.29 " calcext:value-type="string">
            <text:p>-0.2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1; FIND(&quot; &quot;; [.B39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s.html" xlink:type="simple">Suriname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391]; 1; FIND(&quot; &quot;; [.B39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2]; 1; FIND(&quot; &quot;; [.B392])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sv.html" xlink:type="simple">Svalbard</text:a> </text:p>
          </table:table-cell>
          <table:table-cell table:style-name="ce3" office:value-type="string" calcext:value-type="string">
            <text:p>NA </text:p>
          </table:table-cell>
          <table:table-cell table:formula="of:=MID([.B393]; 1; FIND(&quot; &quot;; [.B393])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4]; 1; FIND(&quot; &quot;; [.B39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wz.html" xlink:type="simple">Swaziland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395]; 1; FIND(&quot; &quot;; [.B39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6]; 1; FIND(&quot; &quot;; [.B39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w.html" xlink:type="simple">Sweden</text:a> </text:p>
          </table:table-cell>
          <table:table-cell table:style-name="ce3" office:value-type="string" calcext:value-type="string">
            <text:p>1.65 migrant(s)/1,000 population (2011 est.) </text:p>
          </table:table-cell>
          <table:table-cell table:formula="of:=MID([.B397]; 1; FIND(&quot; &quot;; [.B397]))" office:value-type="string" office:string-value="1.65 " calcext:value-type="string">
            <text:p>1.6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8]; 1; FIND(&quot; &quot;; [.B39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z.html" xlink:type="simple">Switzerland</text:a> </text:p>
          </table:table-cell>
          <table:table-cell table:style-name="ce3" office:value-type="string" calcext:value-type="string">
            <text:p>1.29 migrant(s)/1,000 population (2011 est.) </text:p>
          </table:table-cell>
          <table:table-cell table:formula="of:=MID([.B399]; 1; FIND(&quot; &quot;; [.B399]))" office:value-type="string" office:string-value="1.29 " calcext:value-type="string">
            <text:p>1.2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0]; 1; FIND(&quot; &quot;; [.B40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sy.html" xlink:type="simple">Syria</text:a> </text:p>
          </table:table-cell>
          <table:table-cell table:style-name="ce3" office:value-type="string" calcext:value-type="string">
            <text:p>-11.18 migrant(s)/1,000 population (2011 est.) </text:p>
          </table:table-cell>
          <table:table-cell table:formula="of:=MID([.B401]; 1; FIND(&quot; &quot;; [.B401]))" office:value-type="string" office:string-value="-11.18 " calcext:value-type="string">
            <text:p>-11.1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2]; 1; FIND(&quot; &quot;; [.B40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w.html" xlink:type="simple">Taiwan</text:a> </text:p>
          </table:table-cell>
          <table:table-cell table:style-name="ce3" office:value-type="string" calcext:value-type="string">
            <text:p>0.03 migrant(s)/1,000 population (2011 est.) </text:p>
          </table:table-cell>
          <table:table-cell table:formula="of:=MID([.B403]; 1; FIND(&quot; &quot;; [.B403]))" office:value-type="string" office:string-value="0.03 " calcext:value-type="string">
            <text:p>0.0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4]; 1; FIND(&quot; &quot;; [.B40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i.html" xlink:type="simple">Tajikistan</text:a> </text:p>
          </table:table-cell>
          <table:table-cell table:style-name="ce3" office:value-type="string" calcext:value-type="string">
            <text:p>-1.24 migrant(s)/1,000 population (2011 est.) </text:p>
          </table:table-cell>
          <table:table-cell table:formula="of:=MID([.B405]; 1; FIND(&quot; &quot;; [.B405]))" office:value-type="string" office:string-value="-1.24 " calcext:value-type="string">
            <text:p>-1.2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6]; 1; FIND(&quot; &quot;; [.B40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z.html" xlink:type="simple">Tanzania</text:a> </text:p>
          </table:table-cell>
          <table:table-cell table:style-name="ce3" office:value-type="string" calcext:value-type="string">
            <text:p>-0.53 migrant(s)/1,000 population (2011 est.) </text:p>
          </table:table-cell>
          <table:table-cell table:formula="of:=MID([.B407]; 1; FIND(&quot; &quot;; [.B407]))" office:value-type="string" office:string-value="-0.53 " calcext:value-type="string">
            <text:p>-0.5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8]; 1; FIND(&quot; &quot;; [.B40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h.html" xlink:type="simple">Thailand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409]; 1; FIND(&quot; &quot;; [.B409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0]; 1; FIND(&quot; &quot;; [.B41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t.html" xlink:type="simple">Timor-Leste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411]; 1; FIND(&quot; &quot;; [.B411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2]; 1; FIND(&quot; &quot;; [.B41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o.html" xlink:type="simple">Togo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413]; 1; FIND(&quot; &quot;; [.B413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4]; 1; FIND(&quot; &quot;; [.B414])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1/geos/tl.html" xlink:type="simple">Tokelau</text:a> </text:p>
          </table:table-cell>
          <table:table-cell table:style-name="ce3" office:value-type="string" calcext:value-type="string">
            <text:p>NA </text:p>
          </table:table-cell>
          <table:table-cell table:formula="of:=MID([.B415]; 1; FIND(&quot; &quot;; [.B415]))" office:value-type="string" office:string-value="NA " calcext:value-type="string">
            <text:p>NA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6]; 1; FIND(&quot; &quot;; [.B41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n.html" xlink:type="simple">Tonga</text:a> </text:p>
          </table:table-cell>
          <table:table-cell table:style-name="ce3" office:value-type="string" calcext:value-type="string">
            <text:p>-17.94 migrant(s)/1,000 population (2011 est.) </text:p>
          </table:table-cell>
          <table:table-cell table:formula="of:=MID([.B417]; 1; FIND(&quot; &quot;; [.B417]))" office:value-type="string" office:string-value="-17.94 " calcext:value-type="string">
            <text:p>-17.9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8]; 1; FIND(&quot; &quot;; [.B41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d.html" xlink:type="simple">Trinidad and Tobago</text:a> </text:p>
          </table:table-cell>
          <table:table-cell table:style-name="ce3" office:value-type="string" calcext:value-type="string">
            <text:p>-6.93 migrant(s)/1,000 population (2011 est.) </text:p>
          </table:table-cell>
          <table:table-cell table:formula="of:=MID([.B419]; 1; FIND(&quot; &quot;; [.B419]))" office:value-type="string" office:string-value="-6.93 " calcext:value-type="string">
            <text:p>-6.9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0]; 1; FIND(&quot; &quot;; [.B42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s.html" xlink:type="simple">Tunisia</text:a> </text:p>
          </table:table-cell>
          <table:table-cell table:style-name="ce3" office:value-type="string" calcext:value-type="string">
            <text:p>-1.79 migrant(s)/1,000 population (2011 est.) </text:p>
          </table:table-cell>
          <table:table-cell table:formula="of:=MID([.B421]; 1; FIND(&quot; &quot;; [.B421]))" office:value-type="string" office:string-value="-1.79 " calcext:value-type="string">
            <text:p>-1.7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2]; 1; FIND(&quot; &quot;; [.B42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u.html" xlink:type="simple">Turkey</text:a> </text:p>
          </table:table-cell>
          <table:table-cell table:style-name="ce3" office:value-type="string" calcext:value-type="string">
            <text:p>0.51 migrant(s)/1,000 population (2011 est.) </text:p>
          </table:table-cell>
          <table:table-cell table:formula="of:=MID([.B423]; 1; FIND(&quot; &quot;; [.B423]))" office:value-type="string" office:string-value="0.51 " calcext:value-type="string">
            <text:p>0.51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4]; 1; FIND(&quot; &quot;; [.B42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x.html" xlink:type="simple">Turkmenistan</text:a> </text:p>
          </table:table-cell>
          <table:table-cell table:style-name="ce3" office:value-type="string" calcext:value-type="string">
            <text:p>-1.92 migrant(s)/1,000 population (2011 est.) </text:p>
          </table:table-cell>
          <table:table-cell table:formula="of:=MID([.B425]; 1; FIND(&quot; &quot;; [.B425]))" office:value-type="string" office:string-value="-1.92 " calcext:value-type="string">
            <text:p>-1.9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6]; 1; FIND(&quot; &quot;; [.B42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k.html" xlink:type="simple">Turks and Caicos Islands</text:a> </text:p>
          </table:table-cell>
          <table:table-cell table:style-name="ce3" office:value-type="string" calcext:value-type="string">
            <text:p>20.08 migrant(s)/1,000 population (2011 est.) </text:p>
          </table:table-cell>
          <table:table-cell table:formula="of:=MID([.B427]; 1; FIND(&quot; &quot;; [.B427]))" office:value-type="string" office:string-value="20.08 " calcext:value-type="string">
            <text:p>20.0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8]; 1; FIND(&quot; &quot;; [.B42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tv.html" xlink:type="simple">Tuvalu</text:a> </text:p>
          </table:table-cell>
          <table:table-cell table:style-name="ce3" office:value-type="string" calcext:value-type="string">
            <text:p>-7.02 migrant(s)/1,000 population (2011 est.) </text:p>
          </table:table-cell>
          <table:table-cell table:formula="of:=MID([.B429]; 1; FIND(&quot; &quot;; [.B429]))" office:value-type="string" office:string-value="-7.02 " calcext:value-type="string">
            <text:p>-7.0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0]; 1; FIND(&quot; &quot;; [.B43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ug.html" xlink:type="simple">Uganda</text:a> </text:p>
          </table:table-cell>
          <table:table-cell table:style-name="ce3" office:value-type="string" calcext:value-type="string">
            <text:p>-0.02 migrant(s)/1,000 population (2011 est.) </text:p>
          </table:table-cell>
          <table:table-cell table:formula="of:=MID([.B431]; 1; FIND(&quot; &quot;; [.B431]))" office:value-type="string" office:string-value="-0.02 " calcext:value-type="string">
            <text:p>-0.0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2]; 1; FIND(&quot; &quot;; [.B43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up.html" xlink:type="simple">Ukraine</text:a> </text:p>
          </table:table-cell>
          <table:table-cell table:style-name="ce3" office:value-type="string" calcext:value-type="string">
            <text:p>-0.09 migrant(s)/1,000 population (2011 est.) </text:p>
          </table:table-cell>
          <table:table-cell table:formula="of:=MID([.B433]; 1; FIND(&quot; &quot;; [.B433]))" office:value-type="string" office:string-value="-0.09 " calcext:value-type="string">
            <text:p>-0.0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4]; 1; FIND(&quot; &quot;; [.B43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ae.html" xlink:type="simple">United Arab Emirates</text:a> </text:p>
          </table:table-cell>
          <table:table-cell table:style-name="ce3" office:value-type="string" calcext:value-type="string">
            <text:p>19 migrant(s)/1,000 population (2011 est.) </text:p>
          </table:table-cell>
          <table:table-cell table:formula="of:=MID([.B435]; 1; FIND(&quot; &quot;; [.B435]))" office:value-type="string" office:string-value="19 " calcext:value-type="string">
            <text:p>19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6]; 1; FIND(&quot; &quot;; [.B43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uk.html" xlink:type="simple">United Kingdom</text:a> </text:p>
          </table:table-cell>
          <table:table-cell table:style-name="ce3" office:value-type="string" calcext:value-type="string">
            <text:p>2.6 migrant(s)/1,000 population (2011 est.) </text:p>
          </table:table-cell>
          <table:table-cell table:formula="of:=MID([.B437]; 1; FIND(&quot; &quot;; [.B437]))" office:value-type="string" office:string-value="2.6 " calcext:value-type="string">
            <text:p>2.6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8]; 1; FIND(&quot; &quot;; [.B43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us.html" xlink:type="simple">United States</text:a> </text:p>
          </table:table-cell>
          <table:table-cell table:style-name="ce3" office:value-type="string" calcext:value-type="string">
            <text:p>4.18 migrant(s)/1,000 population (2011 est.) </text:p>
          </table:table-cell>
          <table:table-cell table:formula="of:=MID([.B439]; 1; FIND(&quot; &quot;; [.B439]))" office:value-type="string" office:string-value="4.18 " calcext:value-type="string">
            <text:p>4.18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0]; 1; FIND(&quot; &quot;; [.B44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uy.html" xlink:type="simple">Uruguay</text:a> </text:p>
          </table:table-cell>
          <table:table-cell table:style-name="ce3" office:value-type="string" calcext:value-type="string">
            <text:p>-1.63 migrant(s)/1,000 population (2011 est.) </text:p>
          </table:table-cell>
          <table:table-cell table:formula="of:=MID([.B441]; 1; FIND(&quot; &quot;; [.B441]))" office:value-type="string" office:string-value="-1.63 " calcext:value-type="string">
            <text:p>-1.63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2]; 1; FIND(&quot; &quot;; [.B442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uz.html" xlink:type="simple">Uzbekistan</text:a> </text:p>
          </table:table-cell>
          <table:table-cell table:style-name="ce3" office:value-type="string" calcext:value-type="string">
            <text:p>-2.74 migrant(s)/1,000 population (2011 est.) </text:p>
          </table:table-cell>
          <table:table-cell table:formula="of:=MID([.B443]; 1; FIND(&quot; &quot;; [.B443]))" office:value-type="string" office:string-value="-2.74 " calcext:value-type="string">
            <text:p>-2.7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4]; 1; FIND(&quot; &quot;; [.B44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nh.html" xlink:type="simple">Vanuatu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445]; 1; FIND(&quot; &quot;; [.B44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6]; 1; FIND(&quot; &quot;; [.B44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ve.html" xlink:type="simple">Venezuela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447]; 1; FIND(&quot; &quot;; [.B447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8]; 1; FIND(&quot; &quot;; [.B44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vm.html" xlink:type="simple">Vietnam</text:a> </text:p>
          </table:table-cell>
          <table:table-cell table:style-name="ce3" office:value-type="string" calcext:value-type="string">
            <text:p>-0.35 migrant(s)/1,000 population (2011 est.) </text:p>
          </table:table-cell>
          <table:table-cell table:formula="of:=MID([.B449]; 1; FIND(&quot; &quot;; [.B449]))" office:value-type="string" office:string-value="-0.35 " calcext:value-type="string">
            <text:p>-0.35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0]; 1; FIND(&quot; &quot;; [.B450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vq.html" xlink:type="simple">Virgin Islands</text:a> </text:p>
          </table:table-cell>
          <table:table-cell table:style-name="ce3" office:value-type="string" calcext:value-type="string">
            <text:p>-5.04 migrant(s)/1,000 population (2011 est.) </text:p>
          </table:table-cell>
          <table:table-cell table:formula="of:=MID([.B451]; 1; FIND(&quot; &quot;; [.B451]))" office:value-type="string" office:string-value="-5.04 " calcext:value-type="string">
            <text:p>-5.0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2]; 1; FIND(&quot; &quot;; [.B452]))" office:value-type="string" office:string-value="" calcext:value-type="error">
            <text:p>#VALUE!</text:p>
          </table:table-cell>
        </table:table-row>
        <table:table-row table:style-name="ro8">
          <table:table-cell table:style-name="ce3" office:value-type="string" calcext:value-type="string">
            <text:p><text:a xlink:href="file:///D:/cia-world-factbook/factbook-2011/geos/wf.html" xlink:type="simple">Wallis and Futuna</text:a> </text:p>
          </table:table-cell>
          <table:table-cell table:style-name="ce3" office:value-type="string" calcext:value-type="string">
            <text:p>-5.72 migrant(s)/1,000 population </text:p>
            <text:p>note: there has been steady emigration from Wallis and Futuna to New Caledonia (2011 est.) </text:p>
          </table:table-cell>
          <table:table-cell table:formula="of:=MID([.B453]; 1; FIND(&quot; &quot;; [.B453]))" office:value-type="string" office:string-value="-5.72 " calcext:value-type="string">
            <text:p>-5.72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4]; 1; FIND(&quot; &quot;; [.B454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we.html" xlink:type="simple">West Bank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455]; 1; FIND(&quot; &quot;; [.B455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6]; 1; FIND(&quot; &quot;; [.B456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ym.html" xlink:type="simple">Yemen</text:a> </text:p>
          </table:table-cell>
          <table:table-cell table:style-name="ce3" office:value-type="string" calcext:value-type="string">
            <text:p>0 migrant(s)/1,000 population (2011 est.) </text:p>
          </table:table-cell>
          <table:table-cell table:formula="of:=MID([.B457]; 1; FIND(&quot; &quot;; [.B457]))" office:value-type="string" office:string-value="0 " calcext:value-type="string">
            <text:p>0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58]; 1; FIND(&quot; &quot;; [.B458]))" office:value-type="string" office:string-value="" calcext:value-type="error">
            <text:p>#VALUE!</text:p>
          </table:table-cell>
        </table:table-row>
        <table:table-row table:style-name="ro1">
          <table:table-cell table:style-name="ce3" office:value-type="string" calcext:value-type="string">
            <text:p><text:a xlink:href="file:///D:/cia-world-factbook/factbook-2011/geos/za.html" xlink:type="simple">Zambia</text:a> </text:p>
          </table:table-cell>
          <table:table-cell table:style-name="ce3" office:value-type="string" calcext:value-type="string">
            <text:p>-0.84 migrant(s)/1,000 population (2011 est.) </text:p>
          </table:table-cell>
          <table:table-cell table:formula="of:=MID([.B459]; 1; FIND(&quot; &quot;; [.B459]))" office:value-type="string" office:string-value="-0.84 " calcext:value-type="string">
            <text:p>-0.84 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0]; 1; FIND(&quot; &quot;; [.B460])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1/geos/zi.html" xlink:type="simple">Zimbabwe</text:a> </text:p>
          </table:table-cell>
          <table:table-cell table:style-name="ce3" office:value-type="string" calcext:value-type="string">
            <text:p>24.83 migrant(s)/1,000 population </text:p>
            <text:p>note: there is an increasing flow of Zimbabweans into South Africa and Botswana in search of better economic opportunities (2011 est.) </text:p>
          </table:table-cell>
          <table:table-cell table:formula="of:=MID([.B461]; 1; FIND(&quot; &quot;; [.B461]))" office:value-type="string" office:string-value="24.83 " calcext:value-type="string">
            <text:p>24.83 </text:p>
          </table:table-cell>
        </table:table-row>
      </table:table>
      <table:named-expressions>
        <table:named-range table:name="AA" table:base-cell-address="$Feuille1.$A$22" table:cell-range-address="$Feuille1.$A$22"/>
        <table:named-range table:name="AC" table:base-cell-address="$Feuille1.$A$16" table:cell-range-address="$Feuille1.$A$16"/>
        <table:named-range table:name="AE" table:base-cell-address="$Feuille1.$A$434" table:cell-range-address="$Feuille1.$A$434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8" table:cell-range-address="$Feuille1.$A$28"/>
        <table:named-range table:name="AL" table:base-cell-address="$Feuille1.$A$4" table:cell-range-address="$Feuille1.$A$4"/>
        <table:named-range table:name="AM" table:base-cell-address="$Feuille1.$A$20" table:cell-range-address="$Feuille1.$A$20"/>
        <table:named-range table:name="AN" table:base-cell-address="$Feuille1.$A$10" table:cell-range-address="$Feuille1.$A$10"/>
        <table:named-range table:name="AO" table:base-cell-address="$Feuille1.$A$12" table:cell-range-address="$Feuille1.$A$12"/>
        <table:named-range table:name="AQ" table:base-cell-address="$Feuille1.$A$8" table:cell-range-address="$Feuille1.$A$8"/>
        <table:named-range table:name="AR" table:base-cell-address="$Feuille1.$A$18" table:cell-range-address="$Feuille1.$A$18"/>
        <table:named-range table:name="AS" table:base-cell-address="$Feuille1.$A$24" table:cell-range-address="$Feuille1.$A$24"/>
        <table:named-range table:name="AU" table:base-cell-address="$Feuille1.$A$26" table:cell-range-address="$Feuille1.$A$26"/>
        <table:named-range table:name="AV" table:base-cell-address="$Feuille1.$A$14" table:cell-range-address="$Feuille1.$A$14"/>
        <table:named-range table:name="BA" table:base-cell-address="$Feuille1.$A$32" table:cell-range-address="$Feuille1.$A$32"/>
        <table:named-range table:name="BB" table:base-cell-address="$Feuille1.$A$36" table:cell-range-address="$Feuille1.$A$36"/>
        <table:named-range table:name="BC" table:base-cell-address="$Feuille1.$A$54" table:cell-range-address="$Feuille1.$A$54"/>
        <table:named-range table:name="BD" table:base-cell-address="$Feuille1.$A$46" table:cell-range-address="$Feuille1.$A$46"/>
        <table:named-range table:name="BE" table:base-cell-address="$Feuille1.$A$40" table:cell-range-address="$Feuille1.$A$40"/>
        <table:named-range table:name="BF" table:base-cell-address="$Feuille1.$A$30" table:cell-range-address="$Feuille1.$A$30"/>
        <table:named-range table:name="BG" table:base-cell-address="$Feuille1.$A$34" table:cell-range-address="$Feuille1.$A$34"/>
        <table:named-range table:name="BH" table:base-cell-address="$Feuille1.$A$42" table:cell-range-address="$Feuille1.$A$42"/>
        <table:named-range table:name="BK" table:base-cell-address="$Feuille1.$A$52" table:cell-range-address="$Feuille1.$A$52"/>
        <table:named-range table:name="BL" table:base-cell-address="$Feuille1.$A$50" table:cell-range-address="$Feuille1.$A$50"/>
        <table:named-range table:name="BM" table:base-cell-address="$Feuille1.$A$66" table:cell-range-address="$Feuille1.$A$66"/>
        <table:named-range table:name="BN" table:base-cell-address="$Feuille1.$A$44" table:cell-range-address="$Feuille1.$A$44"/>
        <table:named-range table:name="BO" table:base-cell-address="$Feuille1.$A$38" table:cell-range-address="$Feuille1.$A$38"/>
        <table:named-range table:name="BP" table:base-cell-address="$Feuille1.$A$378" table:cell-range-address="$Feuille1.$A$378"/>
        <table:named-range table:name="BR" table:base-cell-address="$Feuille1.$A$56" table:cell-range-address="$Feuille1.$A$56"/>
        <table:named-range table:name="BT" table:base-cell-address="$Feuille1.$A$48" table:cell-range-address="$Feuille1.$A$48"/>
        <table:named-range table:name="BU" table:base-cell-address="$Feuille1.$A$62" table:cell-range-address="$Feuille1.$A$62"/>
        <table:named-range table:name="BX" table:base-cell-address="$Feuille1.$A$60" table:cell-range-address="$Feuille1.$A$60"/>
        <table:named-range table:name="BY" table:base-cell-address="$Feuille1.$A$68" table:cell-range-address="$Feuille1.$A$68"/>
        <table:named-range table:name="CA" table:base-cell-address="$Feuille1.$A$74" table:cell-range-address="$Feuille1.$A$74"/>
        <table:named-range table:name="CB" table:base-cell-address="$Feuille1.$A$70" table:cell-range-address="$Feuille1.$A$70"/>
        <table:named-range table:name="CC" table:base-cell-address="$Feuille1.$A$108" table:cell-range-address="$Feuille1.$A$108"/>
        <table:named-range table:name="CD" table:base-cell-address="$Feuille1.$A$82" table:cell-range-address="$Feuille1.$A$82"/>
        <table:named-range table:name="CE" table:base-cell-address="$Feuille1.$A$386" table:cell-range-address="$Feuille1.$A$386"/>
        <table:named-range table:name="CF" table:base-cell-address="$Feuille1.$A$98" table:cell-range-address="$Feuille1.$A$98"/>
        <table:named-range table:name="CG" table:base-cell-address="$Feuille1.$A$96" table:cell-range-address="$Feuille1.$A$96"/>
        <table:named-range table:name="CH" table:base-cell-address="$Feuille1.$A$86" table:cell-range-address="$Feuille1.$A$86"/>
        <table:named-range table:name="CI" table:base-cell-address="$Feuille1.$A$84" table:cell-range-address="$Feuille1.$A$84"/>
        <table:named-range table:name="CJ" table:base-cell-address="$Feuille1.$A$78" table:cell-range-address="$Feuille1.$A$78"/>
        <table:named-range table:name="CK" table:base-cell-address="$Feuille1.$A$90" table:cell-range-address="$Feuille1.$A$90"/>
        <table:named-range table:name="CM" table:base-cell-address="$Feuille1.$A$72" table:cell-range-address="$Feuille1.$A$72"/>
        <table:named-range table:name="CN" table:base-cell-address="$Feuille1.$A$94" table:cell-range-address="$Feuille1.$A$94"/>
        <table:named-range table:name="CO" table:base-cell-address="$Feuille1.$A$92" table:cell-range-address="$Feuille1.$A$92"/>
        <table:named-range table:name="CQ" table:base-cell-address="$Feuille1.$A$308" table:cell-range-address="$Feuille1.$A$308"/>
        <table:named-range table:name="CS" table:base-cell-address="$Feuille1.$A$100" table:cell-range-address="$Feuille1.$A$100"/>
        <table:named-range table:name="CT" table:base-cell-address="$Feuille1.$A$80" table:cell-range-address="$Feuille1.$A$80"/>
        <table:named-range table:name="CU" table:base-cell-address="$Feuille1.$A$106" table:cell-range-address="$Feuille1.$A$106"/>
        <table:named-range table:name="CV" table:base-cell-address="$Feuille1.$A$76" table:cell-range-address="$Feuille1.$A$76"/>
        <table:named-range table:name="CW" table:base-cell-address="$Feuille1.$E$84" table:cell-range-address="$Feuille1.$E$84"/>
        <table:named-range table:name="CY" table:base-cell-address="$Feuille1.$A$110" table:cell-range-address="$Feuille1.$A$110"/>
        <table:named-range table:name="DA" table:base-cell-address="$Feuille1.$A$114" table:cell-range-address="$Feuille1.$A$114"/>
        <table:named-range table:name="DJ" table:base-cell-address="$Feuille1.$A$116" table:cell-range-address="$Feuille1.$A$116"/>
        <table:named-range table:name="DO" table:base-cell-address="$Feuille1.$A$118" table:cell-range-address="$Feuille1.$A$118"/>
        <table:named-range table:name="DR" table:base-cell-address="$Feuille1.$A$120" table:cell-range-address="$Feuille1.$A$120"/>
        <table:named-range table:name="EC" table:base-cell-address="$Feuille1.$A$122" table:cell-range-address="$Feuille1.$A$122"/>
        <table:named-range table:name="EE" table:base-cell-address="$Feuille1.$A$136" table:cell-range-address="$Feuille1.$A$136"/>
        <table:named-range table:name="EG" table:base-cell-address="$Feuille1.$A$124" table:cell-range-address="$Feuille1.$A$124"/>
        <table:named-range table:name="EI" table:base-cell-address="$Feuille1.$A$200" table:cell-range-address="$Feuille1.$A$200"/>
        <table:named-range table:name="EK" table:base-cell-address="$Feuille1.$A$128" table:cell-range-address="$Feuille1.$A$128"/>
        <table:named-range table:name="EN" table:base-cell-address="$Feuille1.$A$132" table:cell-range-address="$Feuille1.$A$132"/>
        <table:named-range table:name="ER" table:base-cell-address="$Feuille1.$A$130" table:cell-range-address="$Feuille1.$A$130"/>
        <table:named-range table:name="ES" table:base-cell-address="$Feuille1.$A$126" table:cell-range-address="$Feuille1.$A$126"/>
        <table:named-range table:name="ET" table:base-cell-address="$Feuille1.$A$134" table:cell-range-address="$Feuille1.$A$134"/>
        <table:named-range table:name="EZ" table:base-cell-address="$Feuille1.$A$112" table:cell-range-address="$Feuille1.$A$112"/>
        <table:named-range table:name="FI" table:base-cell-address="$Feuille1.$A$144" table:cell-range-address="$Feuille1.$A$144"/>
        <table:named-range table:name="FJ" table:base-cell-address="$Feuille1.$A$142" table:cell-range-address="$Feuille1.$A$142"/>
        <table:named-range table:name="FK" table:base-cell-address="$Feuille1.$A$138" table:cell-range-address="$Feuille1.$A$138"/>
        <table:named-range table:name="FM" table:base-cell-address="$Feuille1.$A$272" table:cell-range-address="$Feuille1.$A$272"/>
        <table:named-range table:name="FO" table:base-cell-address="$Feuille1.$A$140" table:cell-range-address="$Feuille1.$A$140"/>
        <table:named-range table:name="FP" table:base-cell-address="$Feuille1.$A$148" table:cell-range-address="$Feuille1.$A$148"/>
        <table:named-range table:name="FR" table:base-cell-address="$Feuille1.$A$146" table:cell-range-address="$Feuille1.$A$146"/>
        <table:named-range table:name="GA" table:base-cell-address="$Feuille1.$A$152" table:cell-range-address="$Feuille1.$A$152"/>
        <table:named-range table:name="GB" table:base-cell-address="$Feuille1.$A$150" table:cell-range-address="$Feuille1.$A$150"/>
        <table:named-range table:name="GG" table:base-cell-address="$Feuille1.$A$156" table:cell-range-address="$Feuille1.$A$156"/>
        <table:named-range table:name="GH" table:base-cell-address="$Feuille1.$A$160" table:cell-range-address="$Feuille1.$A$160"/>
        <table:named-range table:name="GI" table:base-cell-address="$Feuille1.$A$162" table:cell-range-address="$Feuille1.$A$162"/>
        <table:named-range table:name="GJ" table:base-cell-address="$Feuille1.$A$168" table:cell-range-address="$Feuille1.$A$168"/>
        <table:named-range table:name="GK" table:base-cell-address="$Feuille1.$A$174" table:cell-range-address="$Feuille1.$A$174"/>
        <table:named-range table:name="GL" table:base-cell-address="$Feuille1.$A$166" table:cell-range-address="$Feuille1.$A$166"/>
        <table:named-range table:name="GM" table:base-cell-address="$Feuille1.$A$158" table:cell-range-address="$Feuille1.$A$158"/>
        <table:named-range table:name="GQ" table:base-cell-address="$Feuille1.$A$170" table:cell-range-address="$Feuille1.$A$170"/>
        <table:named-range table:name="GR" table:base-cell-address="$Feuille1.$A$164" table:cell-range-address="$Feuille1.$A$164"/>
        <table:named-range table:name="GT" table:base-cell-address="$Feuille1.$A$172" table:cell-range-address="$Feuille1.$A$172"/>
        <table:named-range table:name="GV" table:base-cell-address="$Feuille1.$A$176" table:cell-range-address="$Feuille1.$A$176"/>
        <table:named-range table:name="GY" table:base-cell-address="$Feuille1.$A$180" table:cell-range-address="$Feuille1.$A$180"/>
        <table:named-range table:name="GZ" table:base-cell-address="$Feuille1.$A$154" table:cell-range-address="$Feuille1.$A$154"/>
        <table:named-range table:name="HA" table:base-cell-address="$Feuille1.$A$182" table:cell-range-address="$Feuille1.$A$182"/>
        <table:named-range table:name="HK" table:base-cell-address="$Feuille1.$A$186" table:cell-range-address="$Feuille1.$A$186"/>
        <table:named-range table:name="HO" table:base-cell-address="$Feuille1.$A$184" table:cell-range-address="$Feuille1.$A$184"/>
        <table:named-range table:name="HR" table:base-cell-address="$Feuille1.$A$104" table:cell-range-address="$Feuille1.$A$104"/>
        <table:named-range table:name="HU" table:base-cell-address="$Feuille1.$A$188" table:cell-range-address="$Feuille1.$A$188"/>
        <table:named-range table:name="IC" table:base-cell-address="$Feuille1.$A$190" table:cell-range-address="$Feuille1.$A$190"/>
        <table:named-range table:name="ID" table:base-cell-address="$Feuille1.$A$194" table:cell-range-address="$Feuille1.$A$194"/>
        <table:named-range table:name="IM" table:base-cell-address="$Feuille1.$A$202" table:cell-range-address="$Feuille1.$A$202"/>
        <table:named-range table:name="IN" table:base-cell-address="$Feuille1.$A$192" table:cell-range-address="$Feuille1.$A$192"/>
        <table:named-range table:name="IR" table:base-cell-address="$Feuille1.$A$196" table:cell-range-address="$Feuille1.$A$196"/>
        <table:named-range table:name="IS" table:base-cell-address="$Feuille1.$A$204" table:cell-range-address="$Feuille1.$A$204"/>
        <table:named-range table:name="IT" table:base-cell-address="$Feuille1.$A$206" table:cell-range-address="$Feuille1.$A$206"/>
        <table:named-range table:name="IV" table:base-cell-address="$Feuille1.$A$102" table:cell-range-address="$Feuille1.$A$102"/>
        <table:named-range table:name="IZ" table:base-cell-address="$Feuille1.$A$198" table:cell-range-address="$Feuille1.$A$198"/>
        <table:named-range table:name="JA" table:base-cell-address="$Feuille1.$A$210" table:cell-range-address="$Feuille1.$A$210"/>
        <table:named-range table:name="JE" table:base-cell-address="$Feuille1.$A$212" table:cell-range-address="$Feuille1.$A$212"/>
        <table:named-range table:name="JM" table:base-cell-address="$Feuille1.$A$208" table:cell-range-address="$Feuille1.$A$208"/>
        <table:named-range table:name="JO" table:base-cell-address="$Feuille1.$A$214" table:cell-range-address="$Feuille1.$A$214"/>
        <table:named-range table:name="KE" table:base-cell-address="$Feuille1.$A$218" table:cell-range-address="$Feuille1.$A$218"/>
        <table:named-range table:name="KG" table:base-cell-address="$Feuille1.$A$228" table:cell-range-address="$Feuille1.$A$228"/>
        <table:named-range table:name="KN" table:base-cell-address="$Feuille1.$A$222" table:cell-range-address="$Feuille1.$A$222"/>
        <table:named-range table:name="KR" table:base-cell-address="$Feuille1.$A$220" table:cell-range-address="$Feuille1.$A$220"/>
        <table:named-range table:name="KS" table:base-cell-address="$Feuille1.$A$224" table:cell-range-address="$Feuille1.$A$224"/>
        <table:named-range table:name="KT" table:base-cell-address="$Feuille1.$A$88" table:cell-range-address="$Feuille1.$A$88"/>
        <table:named-range table:name="KU" table:base-cell-address="$Feuille1.$A$226" table:cell-range-address="$Feuille1.$A$226"/>
        <table:named-range table:name="KZ" table:base-cell-address="$Feuille1.$A$216" table:cell-range-address="$Feuille1.$A$216"/>
        <table:named-range table:name="LA" table:base-cell-address="$Feuille1.$A$230" table:cell-range-address="$Feuille1.$A$230"/>
        <table:named-range table:name="LE" table:base-cell-address="$Feuille1.$A$234" table:cell-range-address="$Feuille1.$A$234"/>
        <table:named-range table:name="LG" table:base-cell-address="$Feuille1.$A$232" table:cell-range-address="$Feuille1.$A$232"/>
        <table:named-range table:name="LH" table:base-cell-address="$Feuille1.$A$244" table:cell-range-address="$Feuille1.$A$244"/>
        <table:named-range table:name="LI" table:base-cell-address="$Feuille1.$A$238" table:cell-range-address="$Feuille1.$A$238"/>
        <table:named-range table:name="LO" table:base-cell-address="$Feuille1.$A$374" table:cell-range-address="$Feuille1.$A$374"/>
        <table:named-range table:name="LS" table:base-cell-address="$Feuille1.$A$242" table:cell-range-address="$Feuille1.$A$242"/>
        <table:named-range table:name="LT" table:base-cell-address="$Feuille1.$A$236" table:cell-range-address="$Feuille1.$A$236"/>
        <table:named-range table:name="LU" table:base-cell-address="$Feuille1.$A$246" table:cell-range-address="$Feuille1.$A$246"/>
        <table:named-range table:name="LY" table:base-cell-address="$Feuille1.$A$240" table:cell-range-address="$Feuille1.$A$240"/>
        <table:named-range table:name="MA" table:base-cell-address="$Feuille1.$A$252" table:cell-range-address="$Feuille1.$A$252"/>
        <table:named-range table:name="MC" table:base-cell-address="$Feuille1.$A$248" table:cell-range-address="$Feuille1.$A$248"/>
        <table:named-range table:name="MD" table:base-cell-address="$Feuille1.$A$274" table:cell-range-address="$Feuille1.$A$274"/>
        <table:named-range table:name="MG" table:base-cell-address="$Feuille1.$A$278" table:cell-range-address="$Feuille1.$A$278"/>
        <table:named-range table:name="MH" table:base-cell-address="$Feuille1.$A$280" table:cell-range-address="$Feuille1.$A$280"/>
        <table:named-range table:name="MI" table:base-cell-address="$Feuille1.$A$254" table:cell-range-address="$Feuille1.$A$254"/>
        <table:named-range table:name="MK" table:base-cell-address="$Feuille1.$A$250" table:cell-range-address="$Feuille1.$A$250"/>
        <table:named-range table:name="ML" table:base-cell-address="$Feuille1.$A$260" table:cell-range-address="$Feuille1.$A$260"/>
        <table:named-range table:name="MN" table:base-cell-address="$Feuille1.$A$276" table:cell-range-address="$Feuille1.$A$276"/>
        <table:named-range table:name="MO" table:base-cell-address="$Feuille1.$A$282" table:cell-range-address="$Feuille1.$A$282"/>
        <table:named-range table:name="MP" table:base-cell-address="$Feuille1.$A$268" table:cell-range-address="$Feuille1.$A$268"/>
        <table:named-range table:name="MR" table:base-cell-address="$Feuille1.$A$266" table:cell-range-address="$Feuille1.$A$266"/>
        <table:named-range table:name="MT" table:base-cell-address="$Feuille1.$A$262" table:cell-range-address="$Feuille1.$A$262"/>
        <table:named-range table:name="MU" table:base-cell-address="$Feuille1.$A$312" table:cell-range-address="$Feuille1.$A$312"/>
        <table:named-range table:name="MV" table:base-cell-address="$Feuille1.$A$258" table:cell-range-address="$Feuille1.$A$258"/>
        <table:named-range table:name="MX" table:base-cell-address="$Feuille1.$A$270" table:cell-range-address="$Feuille1.$A$270"/>
        <table:named-range table:name="MY" table:base-cell-address="$Feuille1.$A$256" table:cell-range-address="$Feuille1.$A$256"/>
        <table:named-range table:name="MZ" table:base-cell-address="$Feuille1.$A$284" table:cell-range-address="$Feuille1.$A$284"/>
        <table:named-range table:name="NC" table:base-cell-address="$Feuille1.$A$294" table:cell-range-address="$Feuille1.$A$294"/>
        <table:named-range table:name="NE" table:base-cell-address="$Feuille1.$A$304" table:cell-range-address="$Feuille1.$A$304"/>
        <table:named-range table:name="NF" table:base-cell-address="$Feuille1.$A$306" table:cell-range-address="$Feuille1.$A$306"/>
        <table:named-range table:name="NG" table:base-cell-address="$Feuille1.$A$300" table:cell-range-address="$Feuille1.$A$300"/>
        <table:named-range table:name="NH" table:base-cell-address="$Feuille1.$A$444" table:cell-range-address="$Feuille1.$A$444"/>
        <table:named-range table:name="NI" table:base-cell-address="$Feuille1.$A$302" table:cell-range-address="$Feuille1.$A$302"/>
        <table:named-range table:name="NL" table:base-cell-address="$Feuille1.$A$292" table:cell-range-address="$Feuille1.$A$292"/>
        <table:named-range table:name="NO" table:base-cell-address="$Feuille1.$A$310" table:cell-range-address="$Feuille1.$A$310"/>
        <table:named-range table:name="NP" table:base-cell-address="$Feuille1.$A$290" table:cell-range-address="$Feuille1.$A$290"/>
        <table:named-range table:name="NR" table:base-cell-address="$Feuille1.$A$288" table:cell-range-address="$Feuille1.$A$288"/>
        <table:named-range table:name="NS" table:base-cell-address="$Feuille1.$A$390" table:cell-range-address="$Feuille1.$A$390"/>
        <table:named-range table:name="NU" table:base-cell-address="$Feuille1.$A$298" table:cell-range-address="$Feuille1.$A$298"/>
        <table:named-range table:name="NZ" table:base-cell-address="$Feuille1.$A$296" table:cell-range-address="$Feuille1.$A$296"/>
        <table:named-range table:name="PA" table:base-cell-address="$Feuille1.$A$322" table:cell-range-address="$Feuille1.$A$322"/>
        <table:named-range table:name="PC" table:base-cell-address="$Feuille1.$A$328" table:cell-range-address="$Feuille1.$A$328"/>
        <table:named-range table:name="PE" table:base-cell-address="$Feuille1.$A$324" table:cell-range-address="$Feuille1.$A$324"/>
        <table:named-range table:name="PK" table:base-cell-address="$Feuille1.$A$314" table:cell-range-address="$Feuille1.$A$314"/>
        <table:named-range table:name="PL" table:base-cell-address="$Feuille1.$A$330" table:cell-range-address="$Feuille1.$A$330"/>
        <table:named-range table:name="PM" table:base-cell-address="$Feuille1.$A$318" table:cell-range-address="$Feuille1.$A$318"/>
        <table:named-range table:name="PO" table:base-cell-address="$Feuille1.$A$332" table:cell-range-address="$Feuille1.$A$332"/>
        <table:named-range table:name="PP" table:base-cell-address="$Feuille1.$A$320" table:cell-range-address="$Feuille1.$A$320"/>
        <table:named-range table:name="PS" table:base-cell-address="$Feuille1.$A$316" table:cell-range-address="$Feuille1.$A$316"/>
        <table:named-range table:name="PU" table:base-cell-address="$Feuille1.$A$178" table:cell-range-address="$Feuille1.$A$178"/>
        <table:named-range table:name="QA" table:base-cell-address="$Feuille1.$A$336" table:cell-range-address="$Feuille1.$A$336"/>
        <table:named-range table:name="RI" table:base-cell-address="$Feuille1.$A$364" table:cell-range-address="$Feuille1.$A$364"/>
        <table:named-range table:name="RM" table:base-cell-address="$Feuille1.$A$264" table:cell-range-address="$Feuille1.$A$264"/>
        <table:named-range table:name="RO" table:base-cell-address="$Feuille1.$A$338" table:cell-range-address="$Feuille1.$A$338"/>
        <table:named-range table:name="RP" table:base-cell-address="$Feuille1.$A$326" table:cell-range-address="$Feuille1.$A$326"/>
        <table:named-range table:name="RQ" table:base-cell-address="$Feuille1.$A$334" table:cell-range-address="$Feuille1.$A$334"/>
        <table:named-range table:name="RS" table:base-cell-address="$Feuille1.$A$340" table:cell-range-address="$Feuille1.$A$340"/>
        <table:named-range table:name="RW" table:base-cell-address="$Feuille1.$A$342" table:cell-range-address="$Feuille1.$A$342"/>
        <table:named-range table:name="SA" table:base-cell-address="$Feuille1.$A$360" table:cell-range-address="$Feuille1.$A$360"/>
        <table:named-range table:name="SB" table:base-cell-address="$Feuille1.$A$350" table:cell-range-address="$Feuille1.$A$350"/>
        <table:named-range table:name="SC" table:base-cell-address="$Feuille1.$A$346" table:cell-range-address="$Feuille1.$A$346"/>
        <table:named-range table:name="SE" table:base-cell-address="$Feuille1.$A$366" table:cell-range-address="$Feuille1.$A$366"/>
        <table:named-range table:name="SF" table:base-cell-address="$Feuille1.$A$382" table:cell-range-address="$Feuille1.$A$382"/>
        <table:named-range table:name="SG" table:base-cell-address="$Feuille1.$A$362" table:cell-range-address="$Feuille1.$A$362"/>
        <table:named-range table:name="SH" table:base-cell-address="$Feuille1.$A$344" table:cell-range-address="$Feuille1.$A$344"/>
        <table:named-range table:name="SI" table:base-cell-address="$Feuille1.$A$376" table:cell-range-address="$Feuille1.$A$376"/>
        <table:named-range table:name="SK" table:base-cell-address="$Feuille1.$A$372" table:cell-range-address="$Feuille1.$A$372"/>
        <table:named-range table:name="SL" table:base-cell-address="$Feuille1.$A$368" table:cell-range-address="$Feuille1.$A$368"/>
        <table:named-range table:name="SM" table:base-cell-address="$Feuille1.$A$356" table:cell-range-address="$Feuille1.$A$356"/>
        <table:named-range table:name="SN" table:base-cell-address="$Feuille1.$A$370" table:cell-range-address="$Feuille1.$A$370"/>
        <table:named-range table:name="SO" table:base-cell-address="$Feuille1.$A$380" table:cell-range-address="$Feuille1.$A$380"/>
        <table:named-range table:name="SP" table:base-cell-address="$Feuille1.$A$384" table:cell-range-address="$Feuille1.$A$384"/>
        <table:named-range table:name="ST" table:base-cell-address="$Feuille1.$A$348" table:cell-range-address="$Feuille1.$A$348"/>
        <table:named-range table:name="SU" table:base-cell-address="$Feuille1.$A$388" table:cell-range-address="$Feuille1.$A$388"/>
        <table:named-range table:name="SV" table:base-cell-address="$Feuille1.$A$392" table:cell-range-address="$Feuille1.$A$392"/>
        <table:named-range table:name="SW" table:base-cell-address="$Feuille1.$A$396" table:cell-range-address="$Feuille1.$A$396"/>
        <table:named-range table:name="SY" table:base-cell-address="$Feuille1.$A$400" table:cell-range-address="$Feuille1.$A$400"/>
        <table:named-range table:name="SZ" table:base-cell-address="$Feuille1.$A$398" table:cell-range-address="$Feuille1.$A$398"/>
        <table:named-range table:name="TD" table:base-cell-address="$Feuille1.$A$418" table:cell-range-address="$Feuille1.$A$418"/>
        <table:named-range table:name="TH" table:base-cell-address="$Feuille1.$A$408" table:cell-range-address="$Feuille1.$A$408"/>
        <table:named-range table:name="TI" table:base-cell-address="$Feuille1.$A$404" table:cell-range-address="$Feuille1.$A$404"/>
        <table:named-range table:name="TK" table:base-cell-address="$Feuille1.$A$426" table:cell-range-address="$Feuille1.$A$426"/>
        <table:named-range table:name="TL" table:base-cell-address="$Feuille1.$A$414" table:cell-range-address="$Feuille1.$A$414"/>
        <table:named-range table:name="TN" table:base-cell-address="$Feuille1.$A$416" table:cell-range-address="$Feuille1.$A$416"/>
        <table:named-range table:name="TO" table:base-cell-address="$Feuille1.$A$412" table:cell-range-address="$Feuille1.$A$412"/>
        <table:named-range table:name="TP" table:base-cell-address="$Feuille1.$A$358" table:cell-range-address="$Feuille1.$A$358"/>
        <table:named-range table:name="TS" table:base-cell-address="$Feuille1.$A$420" table:cell-range-address="$Feuille1.$A$420"/>
        <table:named-range table:name="TT" table:base-cell-address="$Feuille1.$A$410" table:cell-range-address="$Feuille1.$A$410"/>
        <table:named-range table:name="TU" table:base-cell-address="$Feuille1.$A$422" table:cell-range-address="$Feuille1.$A$422"/>
        <table:named-range table:name="TV" table:base-cell-address="$Feuille1.$A$428" table:cell-range-address="$Feuille1.$A$428"/>
        <table:named-range table:name="TW" table:base-cell-address="$Feuille1.$A$402" table:cell-range-address="$Feuille1.$A$402"/>
        <table:named-range table:name="TX" table:base-cell-address="$Feuille1.$A$424" table:cell-range-address="$Feuille1.$A$424"/>
        <table:named-range table:name="TZ" table:base-cell-address="$Feuille1.$A$406" table:cell-range-address="$Feuille1.$A$406"/>
        <table:named-range table:name="UG" table:base-cell-address="$Feuille1.$A$430" table:cell-range-address="$Feuille1.$A$430"/>
        <table:named-range table:name="UK" table:base-cell-address="$Feuille1.$A$436" table:cell-range-address="$Feuille1.$A$436"/>
        <table:named-range table:name="UP" table:base-cell-address="$Feuille1.$A$432" table:cell-range-address="$Feuille1.$A$432"/>
        <table:named-range table:name="US" table:base-cell-address="$Feuille1.$A$438" table:cell-range-address="$Feuille1.$A$438"/>
        <table:named-range table:name="UV" table:base-cell-address="$Feuille1.$A$64" table:cell-range-address="$Feuille1.$A$64"/>
        <table:named-range table:name="UY" table:base-cell-address="$Feuille1.$A$440" table:cell-range-address="$Feuille1.$A$440"/>
        <table:named-range table:name="UZ" table:base-cell-address="$Feuille1.$A$442" table:cell-range-address="$Feuille1.$A$442"/>
        <table:named-range table:name="VC" table:base-cell-address="$Feuille1.$A$352" table:cell-range-address="$Feuille1.$A$352"/>
        <table:named-range table:name="VE" table:base-cell-address="$Feuille1.$A$446" table:cell-range-address="$Feuille1.$A$446"/>
        <table:named-range table:name="VI" table:base-cell-address="$Feuille1.$A$58" table:cell-range-address="$Feuille1.$A$58"/>
        <table:named-range table:name="VM" table:base-cell-address="$Feuille1.$A$448" table:cell-range-address="$Feuille1.$A$448"/>
        <table:named-range table:name="VQ" table:base-cell-address="$Feuille1.$A$450" table:cell-range-address="$Feuille1.$A$450"/>
        <table:named-range table:name="WA" table:base-cell-address="$Feuille1.$A$286" table:cell-range-address="$Feuille1.$A$286"/>
        <table:named-range table:name="WE" table:base-cell-address="$Feuille1.$A$454" table:cell-range-address="$Feuille1.$A$454"/>
        <table:named-range table:name="WF" table:base-cell-address="$Feuille1.$A$452" table:cell-range-address="$Feuille1.$A$452"/>
        <table:named-range table:name="WS" table:base-cell-address="$Feuille1.$A$354" table:cell-range-address="$Feuille1.$A$354"/>
        <table:named-range table:name="WZ" table:base-cell-address="$Feuille1.$A$394" table:cell-range-address="$Feuille1.$A$394"/>
        <table:named-range table:name="YM" table:base-cell-address="$Feuille1.$A$456" table:cell-range-address="$Feuille1.$A$456"/>
        <table:named-range table:name="ZA" table:base-cell-address="$Feuille1.$A$458" table:cell-range-address="$Feuille1.$A$458"/>
        <table:named-range table:name="ZI" table:base-cell-address="$Feuille1.$A$460" table:cell-range-address="$Feuille1.$A$46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4T12:50:47.561000000</meta:creation-date>
    <meta:generator>LibreOffice/6.2.4.2$Windows_X86_64 LibreOffice_project/2412653d852ce75f65fbfa83fb7e7b669a126d64</meta:generator>
    <dc:date>2023-07-14T13:06:45.402000000</dc:date>
    <meta:editing-duration>PT15M57S</meta:editing-duration>
    <meta:editing-cycles>2</meta:editing-cycles>
    <meta:document-statistic meta:table-count="1" meta:cell-count="1152" meta:object-count="0"/>
  </office:meta>
</office:document-meta>
</file>